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4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6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8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2768310" table:style-name="ce5">
            <text:p>2.768.310</text:p>
          </table:table-cell>
          <table:table-cell office:value-type="float" office:value="392000" table:style-name="ce5">
            <text:p>392.000</text:p>
          </table:table-cell>
          <table:table-cell office:value-type="float" office:value="1007500" table:style-name="ce5">
            <text:p>1.007.500</text:p>
          </table:table-cell>
          <table:table-cell office:value-type="float" office:value="102800" table:style-name="ce5">
            <text:p>102.800</text:p>
          </table:table-cell>
          <table:table-cell office:value-type="float" office:value="4270610" table:style-name="ce6">
            <text:p>4.270.610</text:p>
          </table:table-cell>
          <table:table-cell office:value-type="float" office:value="4182777" table:style-name="ce6">
            <text:p>4.182.777</text:p>
          </table:table-cell>
          <table:table-cell office:value-type="percentage" office:value="0.97943314889442024" table:style-name="ce7">
            <text:p>97,9%</text:p>
          </table:table-cell>
          <table:table-cell office:value-type="float" office:value="2869005" table:style-name="ce5">
            <text:p>2.869.005</text:p>
          </table:table-cell>
          <table:table-cell office:value-type="float" office:value="1356798" table:style-name="ce5">
            <text:p>1.356.798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544365" table:style-name="ce5">
            <text:p>544.365</text:p>
          </table:table-cell>
          <table:table-cell office:value-type="float" office:value="75900" table:style-name="ce5">
            <text:p>75.900</text:p>
          </table:table-cell>
          <table:table-cell office:value-type="float" office:value="158300" table:style-name="ce5">
            <text:p>158.300</text:p>
          </table:table-cell>
          <table:table-cell office:value-type="float" office:value="16000" table:style-name="ce5">
            <text:p>16.000</text:p>
          </table:table-cell>
          <table:table-cell office:value-type="float" office:value="794565" table:style-name="ce6">
            <text:p>794.565</text:p>
          </table:table-cell>
          <table:table-cell office:value-type="float" office:value="768752" table:style-name="ce6">
            <text:p>768.752</text:p>
          </table:table-cell>
          <table:table-cell office:value-type="percentage" office:value="0.9675130417272344" table:style-name="ce7">
            <text:p>96,8%</text:p>
          </table:table-cell>
          <table:table-cell office:value-type="float" office:value="499235" table:style-name="ce5">
            <text:p>499.235</text:p>
          </table:table-cell>
          <table:table-cell office:value-type="float" office:value="277619" table:style-name="ce5">
            <text:p>277.619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02835" table:style-name="ce5">
            <text:p>502.835</text:p>
          </table:table-cell>
          <table:table-cell office:value-type="float" office:value="67000" table:style-name="ce5">
            <text:p>67.000</text:p>
          </table:table-cell>
          <table:table-cell office:value-type="float" office:value="121400" table:style-name="ce5">
            <text:p>121.400</text:p>
          </table:table-cell>
          <table:table-cell office:value-type="float" office:value="12400" table:style-name="ce5">
            <text:p>12.400</text:p>
          </table:table-cell>
          <table:table-cell office:value-type="float" office:value="703635" table:style-name="ce6">
            <text:p>703.635</text:p>
          </table:table-cell>
          <table:table-cell office:value-type="float" office:value="703017" table:style-name="ce6">
            <text:p>703.017</text:p>
          </table:table-cell>
          <table:table-cell office:value-type="percentage" office:value="0.99912170372423204" table:style-name="ce7">
            <text:p>99,9%</text:p>
          </table:table-cell>
          <table:table-cell office:value-type="float" office:value="455396" table:style-name="ce5">
            <text:p>455.396</text:p>
          </table:table-cell>
          <table:table-cell office:value-type="float" office:value="254313" table:style-name="ce5">
            <text:p>254.313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324450" table:style-name="ce5">
            <text:p>324.450</text:p>
          </table:table-cell>
          <table:table-cell office:value-type="float" office:value="47200" table:style-name="ce5">
            <text:p>47.200</text:p>
          </table:table-cell>
          <table:table-cell office:value-type="float" office:value="139300" table:style-name="ce5">
            <text:p>139.300</text:p>
          </table:table-cell>
          <table:table-cell office:value-type="float" office:value="14200" table:style-name="ce5">
            <text:p>14.200</text:p>
          </table:table-cell>
          <table:table-cell office:value-type="float" office:value="525150" table:style-name="ce6">
            <text:p>525.150</text:p>
          </table:table-cell>
          <table:table-cell office:value-type="float" office:value="495130" table:style-name="ce6">
            <text:p>495.130</text:p>
          </table:table-cell>
          <table:table-cell office:value-type="percentage" office:value="0.94283538036751402" table:style-name="ce7">
            <text:p>94,3%</text:p>
          </table:table-cell>
          <table:table-cell office:value-type="float" office:value="356356" table:style-name="ce5">
            <text:p>356.356</text:p>
          </table:table-cell>
          <table:table-cell office:value-type="float" office:value="146494" table:style-name="ce5">
            <text:p>146.494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631770" table:style-name="ce5">
            <text:p>631.770</text:p>
          </table:table-cell>
          <table:table-cell office:value-type="float" office:value="90700" table:style-name="ce5">
            <text:p>90.700</text:p>
          </table:table-cell>
          <table:table-cell office:value-type="float" office:value="259000" table:style-name="ce5">
            <text:p>259.000</text:p>
          </table:table-cell>
          <table:table-cell office:value-type="float" office:value="26400" table:style-name="ce5">
            <text:p>26.400</text:p>
          </table:table-cell>
          <table:table-cell office:value-type="float" office:value="1007870" table:style-name="ce6">
            <text:p>1.007.870</text:p>
          </table:table-cell>
          <table:table-cell office:value-type="float" office:value="908910" table:style-name="ce6">
            <text:p>908.910</text:p>
          </table:table-cell>
          <table:table-cell office:value-type="percentage" office:value="0.90181273378511118" table:style-name="ce7">
            <text:p>90,2%</text:p>
          </table:table-cell>
          <table:table-cell office:value-type="float" office:value="637270" table:style-name="ce5">
            <text:p>637.270</text:p>
          </table:table-cell>
          <table:table-cell office:value-type="float" office:value="289781" table:style-name="ce5">
            <text:p>289.781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41755" table:style-name="ce5">
            <text:p>241.755</text:p>
          </table:table-cell>
          <table:table-cell office:value-type="float" office:value="33100" table:style-name="ce5">
            <text:p>33.100</text:p>
          </table:table-cell>
          <table:table-cell office:value-type="float" office:value="69300" table:style-name="ce5">
            <text:p>69.300</text:p>
          </table:table-cell>
          <table:table-cell office:value-type="float" office:value="6950" table:style-name="ce5">
            <text:p>6.950</text:p>
          </table:table-cell>
          <table:table-cell office:value-type="float" office:value="351105" table:style-name="ce6">
            <text:p>351.105</text:p>
          </table:table-cell>
          <table:table-cell office:value-type="float" office:value="331596" table:style-name="ce6">
            <text:p>331.596</text:p>
          </table:table-cell>
          <table:table-cell office:value-type="percentage" office:value="0.94443542530012392" table:style-name="ce7">
            <text:p>94,4%</text:p>
          </table:table-cell>
          <table:table-cell office:value-type="float" office:value="221287" table:style-name="ce5">
            <text:p>221.287</text:p>
          </table:table-cell>
          <table:table-cell office:value-type="float" office:value="114345" table:style-name="ce5">
            <text:p>114.345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173225" table:style-name="ce5">
            <text:p>1.173.225</text:p>
          </table:table-cell>
          <table:table-cell office:value-type="float" office:value="159600" table:style-name="ce5">
            <text:p>159.600</text:p>
          </table:table-cell>
          <table:table-cell office:value-type="float" office:value="285100" table:style-name="ce5">
            <text:p>285.100</text:p>
          </table:table-cell>
          <table:table-cell office:value-type="float" office:value="29150" table:style-name="ce5">
            <text:p>29.150</text:p>
          </table:table-cell>
          <table:table-cell office:value-type="float" office:value="1647075" table:style-name="ce6">
            <text:p>1.647.075</text:p>
          </table:table-cell>
          <table:table-cell office:value-type="float" office:value="1542088" table:style-name="ce6">
            <text:p>1.542.088</text:p>
          </table:table-cell>
          <table:table-cell office:value-type="percentage" office:value="0.93625851888954659" table:style-name="ce7">
            <text:p>93,6%</text:p>
          </table:table-cell>
          <table:table-cell office:value-type="float" office:value="970751" table:style-name="ce5">
            <text:p>970.751</text:p>
          </table:table-cell>
          <table:table-cell office:value-type="float" office:value="588243" table:style-name="ce5">
            <text:p>588.243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761535" table:style-name="ce5">
            <text:p>761.535</text:p>
          </table:table-cell>
          <table:table-cell office:value-type="float" office:value="107800" table:style-name="ce5">
            <text:p>107.800</text:p>
          </table:table-cell>
          <table:table-cell office:value-type="float" office:value="242500" table:style-name="ce5">
            <text:p>242.500</text:p>
          </table:table-cell>
          <table:table-cell office:value-type="float" office:value="24850" table:style-name="ce5">
            <text:p>24.850</text:p>
          </table:table-cell>
          <table:table-cell office:value-type="float" office:value="1136685" table:style-name="ce6">
            <text:p>1.136.685</text:p>
          </table:table-cell>
          <table:table-cell office:value-type="float" office:value="1103092" table:style-name="ce6">
            <text:p>1.103.092</text:p>
          </table:table-cell>
          <table:table-cell office:value-type="percentage" office:value="0.97044651772478741" table:style-name="ce7">
            <text:p>97,0%</text:p>
          </table:table-cell>
          <table:table-cell office:value-type="float" office:value="744186" table:style-name="ce5">
            <text:p>744.186</text:p>
          </table:table-cell>
          <table:table-cell office:value-type="float" office:value="376232" table:style-name="ce5">
            <text:p>376.232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2713850" table:style-name="ce5">
            <text:p>2.713.850</text:p>
          </table:table-cell>
          <table:table-cell office:value-type="float" office:value="386700" table:style-name="ce5">
            <text:p>386.700</text:p>
          </table:table-cell>
          <table:table-cell office:value-type="float" office:value="926100" table:style-name="ce5">
            <text:p>926.100</text:p>
          </table:table-cell>
          <table:table-cell office:value-type="float" office:value="94450" table:style-name="ce5">
            <text:p>94.450</text:p>
          </table:table-cell>
          <table:table-cell office:value-type="float" office:value="4121100" table:style-name="ce6">
            <text:p>4.121.100</text:p>
          </table:table-cell>
          <table:table-cell office:value-type="float" office:value="3859115" table:style-name="ce6">
            <text:p>3.859.115</text:p>
          </table:table-cell>
          <table:table-cell office:value-type="percentage" office:value="0.93642838077212398" table:style-name="ce7">
            <text:p>93,6%</text:p>
          </table:table-cell>
          <table:table-cell office:value-type="float" office:value="2698361" table:style-name="ce5">
            <text:p>2.698.361</text:p>
          </table:table-cell>
          <table:table-cell office:value-type="float" office:value="1197777" table:style-name="ce5">
            <text:p>1.197.777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1693180" table:style-name="ce5">
            <text:p>1.693.180</text:p>
          </table:table-cell>
          <table:table-cell office:value-type="float" office:value="239900" table:style-name="ce5">
            <text:p>239.900</text:p>
          </table:table-cell>
          <table:table-cell office:value-type="float" office:value="601900" table:style-name="ce5">
            <text:p>601.900</text:p>
          </table:table-cell>
          <table:table-cell office:value-type="float" office:value="61400" table:style-name="ce5">
            <text:p>61.400</text:p>
          </table:table-cell>
          <table:table-cell office:value-type="float" office:value="2596380" table:style-name="ce6">
            <text:p>2.596.380</text:p>
          </table:table-cell>
          <table:table-cell office:value-type="float" office:value="2413113" table:style-name="ce6">
            <text:p>2.413.113</text:p>
          </table:table-cell>
          <table:table-cell office:value-type="percentage" office:value="0.92941441545536474" table:style-name="ce7">
            <text:p>92,9%</text:p>
          </table:table-cell>
          <table:table-cell office:value-type="float" office:value="1668460" table:style-name="ce5">
            <text:p>1.668.460</text:p>
          </table:table-cell>
          <table:table-cell office:value-type="float" office:value="776451" table:style-name="ce5">
            <text:p>776.451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440585" table:style-name="ce5">
            <text:p>440.585</text:p>
          </table:table-cell>
          <table:table-cell office:value-type="float" office:value="59800" table:style-name="ce5">
            <text:p>59.800</text:p>
          </table:table-cell>
          <table:table-cell office:value-type="float" office:value="126500" table:style-name="ce5">
            <text:p>126.500</text:p>
          </table:table-cell>
          <table:table-cell office:value-type="float" office:value="12900" table:style-name="ce5">
            <text:p>12.900</text:p>
          </table:table-cell>
          <table:table-cell office:value-type="float" office:value="639785" table:style-name="ce6">
            <text:p>639.785</text:p>
          </table:table-cell>
          <table:table-cell office:value-type="float" office:value="622596" table:style-name="ce6">
            <text:p>622.596</text:p>
          </table:table-cell>
          <table:table-cell office:value-type="percentage" office:value="0.97313316192158306" table:style-name="ce7">
            <text:p>97,3%</text:p>
          </table:table-cell>
          <table:table-cell office:value-type="float" office:value="412592" table:style-name="ce5">
            <text:p>412.592</text:p>
          </table:table-cell>
          <table:table-cell office:value-type="float" office:value="216911" table:style-name="ce5">
            <text:p>216.911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232125" table:style-name="ce5">
            <text:p>1.232.125</text:p>
          </table:table-cell>
          <table:table-cell office:value-type="float" office:value="165000" table:style-name="ce5">
            <text:p>165.000</text:p>
          </table:table-cell>
          <table:table-cell office:value-type="float" office:value="321700" table:style-name="ce5">
            <text:p>321.700</text:p>
          </table:table-cell>
          <table:table-cell office:value-type="float" office:value="32900" table:style-name="ce5">
            <text:p>32.900</text:p>
          </table:table-cell>
          <table:table-cell office:value-type="float" office:value="1751725" table:style-name="ce6">
            <text:p>1.751.725</text:p>
          </table:table-cell>
          <table:table-cell office:value-type="float" office:value="1732228" table:style-name="ce6">
            <text:p>1.732.228</text:p>
          </table:table-cell>
          <table:table-cell office:value-type="percentage" office:value="0.98886982831209236" table:style-name="ce7">
            <text:p>98,9%</text:p>
          </table:table-cell>
          <table:table-cell office:value-type="float" office:value="1141495" table:style-name="ce5">
            <text:p>1.141.495</text:p>
          </table:table-cell>
          <table:table-cell office:value-type="float" office:value="610231" table:style-name="ce5">
            <text:p>610.231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27595" table:style-name="ce5">
            <text:p>127.595</text:p>
          </table:table-cell>
          <table:table-cell office:value-type="float" office:value="17400" table:style-name="ce5">
            <text:p>17.400</text:p>
          </table:table-cell>
          <table:table-cell office:value-type="float" office:value="37800" table:style-name="ce5">
            <text:p>37.800</text:p>
          </table:table-cell>
          <table:table-cell office:value-type="float" office:value="3900" table:style-name="ce5">
            <text:p>3.900</text:p>
          </table:table-cell>
          <table:table-cell office:value-type="float" office:value="186695" table:style-name="ce6">
            <text:p>186.695</text:p>
          </table:table-cell>
          <table:table-cell office:value-type="float" office:value="177970" table:style-name="ce6">
            <text:p>177.970</text:p>
          </table:table-cell>
          <table:table-cell office:value-type="percentage" office:value="0.95326602212164224" table:style-name="ce7">
            <text:p>95,3%</text:p>
          </table:table-cell>
          <table:table-cell office:value-type="float" office:value="115263" table:style-name="ce5">
            <text:p>115.263</text:p>
          </table:table-cell>
          <table:table-cell office:value-type="float" office:value="65334" table:style-name="ce5">
            <text:p>65.334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235795" table:style-name="ce5">
            <text:p>2.235.795</text:p>
          </table:table-cell>
          <table:table-cell office:value-type="float" office:value="320200" table:style-name="ce5">
            <text:p>320.200</text:p>
          </table:table-cell>
          <table:table-cell office:value-type="float" office:value="807300" table:style-name="ce5">
            <text:p>807.300</text:p>
          </table:table-cell>
          <table:table-cell office:value-type="float" office:value="82300" table:style-name="ce5">
            <text:p>82.300</text:p>
          </table:table-cell>
          <table:table-cell office:value-type="float" office:value="3445595" table:style-name="ce6">
            <text:p>3.445.595</text:p>
          </table:table-cell>
          <table:table-cell office:value-type="float" office:value="3264439" table:style-name="ce6">
            <text:p>3.264.439</text:p>
          </table:table-cell>
          <table:table-cell office:value-type="percentage" office:value="0.94742388469915939" table:style-name="ce7">
            <text:p>94,7%</text:p>
          </table:table-cell>
          <table:table-cell office:value-type="float" office:value="2229489" table:style-name="ce5">
            <text:p>2.229.489</text:p>
          </table:table-cell>
          <table:table-cell office:value-type="float" office:value="1081311" table:style-name="ce5">
            <text:p>1.081.311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478085" table:style-name="ce5">
            <text:p>478.085</text:p>
          </table:table-cell>
          <table:table-cell office:value-type="float" office:value="67500" table:style-name="ce5">
            <text:p>67.500</text:p>
          </table:table-cell>
          <table:table-cell office:value-type="float" office:value="179800" table:style-name="ce5">
            <text:p>179.800</text:p>
          </table:table-cell>
          <table:table-cell office:value-type="float" office:value="18300" table:style-name="ce5">
            <text:p>18.300</text:p>
          </table:table-cell>
          <table:table-cell office:value-type="float" office:value="743685" table:style-name="ce6">
            <text:p>743.685</text:p>
          </table:table-cell>
          <table:table-cell office:value-type="float" office:value="667235" table:style-name="ce6">
            <text:p>667.235</text:p>
          </table:table-cell>
          <table:table-cell office:value-type="percentage" office:value="0.89720109992806096" table:style-name="ce7">
            <text:p>89,7%</text:p>
          </table:table-cell>
          <table:table-cell office:value-type="float" office:value="448989" table:style-name="ce5">
            <text:p>448.989</text:p>
          </table:table-cell>
          <table:table-cell office:value-type="float" office:value="225998" table:style-name="ce5">
            <text:p>225.998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44095" table:style-name="ce5">
            <text:p>244.095</text:p>
          </table:table-cell>
          <table:table-cell office:value-type="float" office:value="34500" table:style-name="ce5">
            <text:p>34.500</text:p>
          </table:table-cell>
          <table:table-cell office:value-type="float" office:value="78700" table:style-name="ce5">
            <text:p>78.700</text:p>
          </table:table-cell>
          <table:table-cell office:value-type="float" office:value="8050" table:style-name="ce5">
            <text:p>8.050</text:p>
          </table:table-cell>
          <table:table-cell office:value-type="float" office:value="365345" table:style-name="ce6">
            <text:p>365.345</text:p>
          </table:table-cell>
          <table:table-cell office:value-type="float" office:value="365352" table:style-name="ce6">
            <text:p>365.352</text:p>
          </table:table-cell>
          <table:table-cell office:value-type="percentage" office:value="1.0000191599720811" table:style-name="ce7">
            <text:p>100,0%</text:p>
          </table:table-cell>
          <table:table-cell office:value-type="float" office:value="245970" table:style-name="ce5">
            <text:p>245.970</text:p>
          </table:table-cell>
          <table:table-cell office:value-type="float" office:value="127438" table:style-name="ce5">
            <text:p>127.438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885510" table:style-name="ce5">
            <text:p>885.510</text:p>
          </table:table-cell>
          <table:table-cell office:value-type="float" office:value="121800" table:style-name="ce5">
            <text:p>121.800</text:p>
          </table:table-cell>
          <table:table-cell office:value-type="float" office:value="264300" table:style-name="ce5">
            <text:p>264.300</text:p>
          </table:table-cell>
          <table:table-cell office:value-type="float" office:value="26950" table:style-name="ce5">
            <text:p>26.950</text:p>
          </table:table-cell>
          <table:table-cell office:value-type="float" office:value="1298560" table:style-name="ce6">
            <text:p>1.298.560</text:p>
          </table:table-cell>
          <table:table-cell office:value-type="float" office:value="1252266" table:style-name="ce6">
            <text:p>1.252.266</text:p>
          </table:table-cell>
          <table:table-cell office:value-type="percentage" office:value="0.96434974125184825" table:style-name="ce7">
            <text:p>96,4%</text:p>
          </table:table-cell>
          <table:table-cell office:value-type="float" office:value="876681" table:style-name="ce5">
            <text:p>876.681</text:p>
          </table:table-cell>
          <table:table-cell office:value-type="float" office:value="398634" table:style-name="ce5">
            <text:p>398.634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0700" table:style-name="ce5">
            <text:p>20.700</text:p>
          </table:table-cell>
          <table:table-cell office:value-type="float" office:value="3200" table:style-name="ce5">
            <text:p>3.200</text:p>
          </table:table-cell>
          <table:table-cell office:value-type="float" office:value="10600" table:style-name="ce5">
            <text:p>10.600</text:p>
          </table:table-cell>
          <table:table-cell office:value-type="float" office:value="1050" table:style-name="ce5">
            <text:p>1.050</text:p>
          </table:table-cell>
          <table:table-cell office:value-type="float" office:value="35550" table:style-name="ce6">
            <text:p>35.550</text:p>
          </table:table-cell>
          <table:table-cell office:value-type="float" office:value="34114" table:style-name="ce6">
            <text:p>34.114</text:p>
          </table:table-cell>
          <table:table-cell office:value-type="percentage" office:value="0.95960618846694801" table:style-name="ce7">
            <text:p>96,0%</text:p>
          </table:table-cell>
          <table:table-cell office:value-type="float" office:value="26205" table:style-name="ce5">
            <text:p>26.205</text:p>
          </table:table-cell>
          <table:table-cell office:value-type="float" office:value="8653" table:style-name="ce5">
            <text:p>8.653</text:p>
          </table:table-cell>
          <table:table-cell office:value-type="date" office:date-value="2021-05-21T00:00:00" table:style-name="ce8">
            <text:p>2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0700" table:style-name="ce5">
            <text:p>20.700</text:p>
          </table:table-cell>
          <table:table-cell office:value-type="float" office:value="3100" table:style-name="ce5">
            <text:p>3.100</text:p>
          </table:table-cell>
          <table:table-cell office:value-type="float" office:value="10600" table:style-name="ce5">
            <text:p>10.600</text:p>
          </table:table-cell>
          <table:table-cell office:value-type="float" office:value="1050" table:style-name="ce5">
            <text:p>1.050</text:p>
          </table:table-cell>
          <table:table-cell office:value-type="float" office:value="35450" table:style-name="ce6">
            <text:p>35.450</text:p>
          </table:table-cell>
          <table:table-cell office:value-type="float" office:value="31725" table:style-name="ce6">
            <text:p>31.725</text:p>
          </table:table-cell>
          <table:table-cell office:value-type="percentage" office:value="0.89492242595204519" table:style-name="ce7">
            <text:p>89,5%</text:p>
          </table:table-cell>
          <table:table-cell office:value-type="float" office:value="24471" table:style-name="ce5">
            <text:p>24.471</text:p>
          </table:table-cell>
          <table:table-cell office:value-type="float" office:value="8021" table:style-name="ce5">
            <text:p>8.021</text:p>
          </table:table-cell>
          <table:table-cell office:value-type="date" office:date-value="2021-05-21T00:00:00" table:style-name="ce8">
            <text:p>21/05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1840" table:style-name="ce5">
            <text:p>21.840</text:p>
          </table:table-cell>
          <table:table-cell office:value-type="float" office:value="3400" table:style-name="ce5">
            <text:p>3.4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91340" table:style-name="ce6">
            <text:p>91.340</text:p>
          </table:table-cell>
          <table:table-cell office:value-type="float" office:value="78541" table:style-name="ce6">
            <text:p>78.541</text:p>
          </table:table-cell>
          <table:table-cell office:value-type="percentage" office:value="0.85987519159185466" table:style-name="ce7">
            <text:p>86,0%</text:p>
          </table:table-cell>
          <table:table-cell office:value-type="float" office:value="68477" table:style-name="ce5">
            <text:p>68.477</text:p>
          </table:table-cell>
          <table:table-cell office:value-type="float" office:value="10064" table:style-name="ce5">
            <text:p>10.064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17062305" table:style-name="ce11">
            <text:p>17.062.305</text:p>
          </table:table-cell>
          <table:table-cell office:value-type="float" office:value="2395800" table:style-name="ce12">
            <text:p>2.395.800</text:p>
          </table:table-cell>
          <table:table-cell office:value-type="float" office:value="5713800" table:style-name="ce13">
            <text:p>5.713.800</text:p>
          </table:table-cell>
          <table:table-cell office:value-type="float" office:value="576000" table:style-name="ce14">
            <text:p>576.000</text:p>
          </table:table-cell>
          <table:table-cell office:value-type="float" office:value="25747905" table:style-name="ce15">
            <text:p>25.747.905</text:p>
          </table:table-cell>
          <table:table-cell office:value-type="float" office:value="24534056" table:style-name="ce15">
            <text:p>24.534.056</text:p>
          </table:table-cell>
          <table:table-cell office:value-type="percentage" office:value="0.95285639744282102" table:style-name="ce16">
            <text:p>95,3%</text:p>
          </table:table-cell>
          <table:table-cell office:value-type="float" office:value="16709939" table:style-name="ce15">
            <text:p>16.709.939</text:p>
          </table:table-cell>
          <table:table-cell office:value-type="float" office:value="8130648" table:style-name="ce15">
            <text:p>8.130.648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0" table:number-rows-spanned="1" table:style-name="ce17">
            <text:p>*Datos de Comunidad Valenciana del 21/05</text:p>
          </table:table-cell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578" table:style-name="ce5">
            <text:p>18.578</text:p>
          </table:table-cell>
          <table:table-cell office:value-type="float" office:value="18506" table:style-name="ce5">
            <text:p>18.506</text:p>
          </table:table-cell>
          <table:table-cell office:value-type="float" office:value="17828" table:style-name="ce5">
            <text:p>17.828</text:p>
          </table:table-cell>
          <table:table-cell office:value-type="percentage" office:value="0.99612444827214985" table:style-name="ce25">
            <text:p>99,6%</text:p>
          </table:table-cell>
          <table:table-cell office:value-type="percentage" office:value="0.95962966950156103" table:style-name="ce25">
            <text:p>96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836" table:style-name="ce5">
            <text:p>10.836</text:p>
          </table:table-cell>
          <table:table-cell office:value-type="float" office:value="10836" table:style-name="ce5">
            <text:p>10.836</text:p>
          </table:table-cell>
          <table:table-cell office:value-type="float" office:value="9826" table:style-name="ce5">
            <text:p>9.8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679217423403469" table:style-name="ce25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00" table:style-name="ce5">
            <text:p>7.200</text:p>
          </table:table-cell>
          <table:table-cell office:value-type="float" office:value="7003" table:style-name="ce5">
            <text:p>7.003</text:p>
          </table:table-cell>
          <table:table-cell office:value-type="percentage" office:value="0.96385542168674698" table:style-name="ce25">
            <text:p>96,4%</text:p>
          </table:table-cell>
          <table:table-cell office:value-type="percentage" office:value="0.93748326639892909" table:style-name="ce25">
            <text:p>93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068" table:style-name="ce5">
            <text:p>25.068</text:p>
          </table:table-cell>
          <table:table-cell office:value-type="float" office:value="23818" table:style-name="ce5">
            <text:p>23.818</text:p>
          </table:table-cell>
          <table:table-cell office:value-type="percentage" office:value="0.98052100445904722" table:style-name="ce25">
            <text:p>98,1%</text:p>
          </table:table-cell>
          <table:table-cell office:value-type="percentage" office:value="0.93162794336227805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51" table:style-name="ce5">
            <text:p>30.251</text:p>
          </table:table-cell>
          <table:table-cell office:value-type="float" office:value="30251" table:style-name="ce5">
            <text:p>30.251</text:p>
          </table:table-cell>
          <table:table-cell office:value-type="float" office:value="28144" table:style-name="ce5">
            <text:p>28.144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034940993686155" table:style-name="ce25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48" table:style-name="ce5">
            <text:p>15.248</text:p>
          </table:table-cell>
          <table:table-cell office:value-type="float" office:value="14249" table:style-name="ce5">
            <text:p>14.249</text:p>
          </table:table-cell>
          <table:table-cell office:value-type="percentage" office:value="0.9981670594396439" table:style-name="ce25">
            <text:p>99,8%</text:p>
          </table:table-cell>
          <table:table-cell office:value-type="percentage" office:value="0.93277035873265257" table:style-name="ce25">
            <text:p>93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603" table:style-name="ce5">
            <text:p>23.603</text:p>
          </table:table-cell>
          <table:table-cell office:value-type="float" office:value="22989" table:style-name="ce5">
            <text:p>22.989</text:p>
          </table:table-cell>
          <table:table-cell office:value-type="percentage" office:value="0.99172268907563021" table:style-name="ce25">
            <text:p>99,2%</text:p>
          </table:table-cell>
          <table:table-cell office:value-type="percentage" office:value="0.96592436974789919" table:style-name="ce25">
            <text:p>96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87" table:style-name="ce5">
            <text:p>3.387</text:p>
          </table:table-cell>
          <table:table-cell office:value-type="float" office:value="3288" table:style-name="ce5">
            <text:p>3.288</text:p>
          </table:table-cell>
          <table:table-cell office:value-type="percentage" office:value="0.99911504424778763" table:style-name="ce25">
            <text:p>99,9%</text:p>
          </table:table-cell>
          <table:table-cell office:value-type="percentage" office:value="0.9699115044247788" table:style-name="ce25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364" table:style-name="ce5">
            <text:p>11.364</text:p>
          </table:table-cell>
          <table:table-cell office:value-type="float" office:value="10938" table:style-name="ce5">
            <text:p>10.938</text:p>
          </table:table-cell>
          <table:table-cell office:value-type="percentage" office:value="0.95616323096339928" table:style-name="ce25">
            <text:p>95,6%</text:p>
          </table:table-cell>
          <table:table-cell office:value-type="percentage" office:value="0.92031973075305007" table:style-name="ce25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76" table:style-name="ce5">
            <text:p>8.376</text:p>
          </table:table-cell>
          <table:table-cell office:value-type="float" office:value="8376" table:style-name="ce5">
            <text:p>8.376</text:p>
          </table:table-cell>
          <table:table-cell office:value-type="float" office:value="8216" table:style-name="ce5">
            <text:p>8.21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089780324737341" table:style-name="ce25">
            <text:p>98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027" table:style-name="ce15">
            <text:p>419.027</text:p>
          </table:table-cell>
          <table:table-cell office:value-type="float" office:value="417015" table:style-name="ce15">
            <text:p>417.015</text:p>
          </table:table-cell>
          <table:table-cell office:value-type="float" office:value="389920" table:style-name="ce15">
            <text:p>389.920</text:p>
          </table:table-cell>
          <table:table-cell office:value-type="percentage" office:value="0.99519840010309601" table:style-name="ce26">
            <text:p>99,5%</text:p>
          </table:table-cell>
          <table:table-cell office:value-type="percentage" office:value="0.93053669572605102" table:style-name="ce26">
            <text:p>93,1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1980044" table:style-name="ce23">
            <text:p>1.980.044</text:p>
          </table:table-cell>
          <table:table-cell office:value-type="float" office:value="1864958" table:style-name="ce23">
            <text:p>1.864.958</text:p>
          </table:table-cell>
          <table:table-cell office:value-type="percentage" office:value="0.94187704919688653" table:style-name="ce28">
            <text:p>94,2%</text:p>
          </table:table-cell>
          <table:table-cell office:value-type="float" office:value="1091002" table:style-name="ce23">
            <text:p>1.091.002</text:p>
          </table:table-cell>
          <table:table-cell office:value-type="percentage" office:value="0.55099886669185127" table:style-name="ce28">
            <text:p>55,1%</text:p>
          </table:table-cell>
          <table:table-cell office:value-type="date" office:date-value="2021-05-23T00:00:00" table:style-name="ce29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374129" table:style-name="ce5">
            <text:p>374.129</text:p>
          </table:table-cell>
          <table:table-cell office:value-type="float" office:value="354522" table:style-name="ce5">
            <text:p>354.522</text:p>
          </table:table-cell>
          <table:table-cell office:value-type="percentage" office:value="0.94759294254120907" table:style-name="ce30">
            <text:p>94,8%</text:p>
          </table:table-cell>
          <table:table-cell office:value-type="float" office:value="235653" table:style-name="ce5">
            <text:p>235.653</text:p>
          </table:table-cell>
          <table:table-cell office:value-type="percentage" office:value="0.62987098033031386" table:style-name="ce30">
            <text:p>63,0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346727" table:style-name="ce5">
            <text:p>346.727</text:p>
          </table:table-cell>
          <table:table-cell office:value-type="float" office:value="333274" table:style-name="ce5">
            <text:p>333.274</text:p>
          </table:table-cell>
          <table:table-cell office:value-type="percentage" office:value="0.96120002191926213" table:style-name="ce30">
            <text:p>96,1%</text:p>
          </table:table-cell>
          <table:table-cell office:value-type="float" office:value="197338" table:style-name="ce5">
            <text:p>197.338</text:p>
          </table:table-cell>
          <table:table-cell office:value-type="percentage" office:value="0.56914517761812611" table:style-name="ce30">
            <text:p>56,9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247289" table:style-name="ce5">
            <text:p>247.289</text:p>
          </table:table-cell>
          <table:table-cell office:value-type="float" office:value="218603" table:style-name="ce5">
            <text:p>218.603</text:p>
          </table:table-cell>
          <table:table-cell office:value-type="percentage" office:value="0.88399807512667361" table:style-name="ce30">
            <text:p>88,4%</text:p>
          </table:table-cell>
          <table:table-cell office:value-type="float" office:value="115257" table:style-name="ce5">
            <text:p>115.257</text:p>
          </table:table-cell>
          <table:table-cell office:value-type="percentage" office:value="0.46608219532611639" table:style-name="ce30">
            <text:p>46,6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479859" table:style-name="ce5">
            <text:p>479.859</text:p>
          </table:table-cell>
          <table:table-cell office:value-type="float" office:value="421729" table:style-name="ce5">
            <text:p>421.729</text:p>
          </table:table-cell>
          <table:table-cell office:value-type="percentage" office:value="0.87886024853133937" table:style-name="ce30">
            <text:p>87,9%</text:p>
          </table:table-cell>
          <table:table-cell office:value-type="float" office:value="221168" table:style-name="ce5">
            <text:p>221.168</text:p>
          </table:table-cell>
          <table:table-cell office:value-type="percentage" office:value="0.46090205664580636" table:style-name="ce30">
            <text:p>46,1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171453" table:style-name="ce5">
            <text:p>171.453</text:p>
          </table:table-cell>
          <table:table-cell office:value-type="float" office:value="164492" table:style-name="ce5">
            <text:p>164.492</text:p>
          </table:table-cell>
          <table:table-cell office:value-type="percentage" office:value="0.95939995217348195" table:style-name="ce30">
            <text:p>95,9%</text:p>
          </table:table-cell>
          <table:table-cell office:value-type="float" office:value="94173" table:style-name="ce5">
            <text:p>94.173</text:p>
          </table:table-cell>
          <table:table-cell office:value-type="percentage" office:value="0.54926422984724677" table:style-name="ce30">
            <text:p>54,9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787642" table:style-name="ce5">
            <text:p>787.642</text:p>
          </table:table-cell>
          <table:table-cell office:value-type="float" office:value="769516" table:style-name="ce5">
            <text:p>769.516</text:p>
          </table:table-cell>
          <table:table-cell office:value-type="percentage" office:value="0.97698700678734751" table:style-name="ce30">
            <text:p>97,7%</text:p>
          </table:table-cell>
          <table:table-cell office:value-type="float" office:value="505358" table:style-name="ce5">
            <text:p>505.358</text:p>
          </table:table-cell>
          <table:table-cell office:value-type="percentage" office:value="0.64160875118391347" table:style-name="ce30">
            <text:p>64,2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512739" table:style-name="ce5">
            <text:p>512.739</text:p>
          </table:table-cell>
          <table:table-cell office:value-type="float" office:value="491115" table:style-name="ce5">
            <text:p>491.115</text:p>
          </table:table-cell>
          <table:table-cell office:value-type="percentage" office:value="0.95782649652162211" table:style-name="ce30">
            <text:p>95,8%</text:p>
          </table:table-cell>
          <table:table-cell office:value-type="float" office:value="297737" table:style-name="ce5">
            <text:p>297.737</text:p>
          </table:table-cell>
          <table:table-cell office:value-type="percentage" office:value="0.58067944899841828" table:style-name="ce30">
            <text:p>58,1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1920072" table:style-name="ce5">
            <text:p>1.920.072</text:p>
          </table:table-cell>
          <table:table-cell office:value-type="float" office:value="1735625" table:style-name="ce5">
            <text:p>1.735.625</text:p>
          </table:table-cell>
          <table:table-cell office:value-type="percentage" office:value="0.90393745651204749" table:style-name="ce30">
            <text:p>90,4%</text:p>
          </table:table-cell>
          <table:table-cell office:value-type="float" office:value="935659" table:style-name="ce5">
            <text:p>935.659</text:p>
          </table:table-cell>
          <table:table-cell office:value-type="percentage" office:value="0.48730412192876099" table:style-name="ce30">
            <text:p>48,7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1295121" table:style-name="ce5">
            <text:p>1.295.121</text:p>
          </table:table-cell>
          <table:table-cell office:value-type="float" office:value="1218082" table:style-name="ce5">
            <text:p>1.218.082</text:p>
          </table:table-cell>
          <table:table-cell office:value-type="percentage" office:value="0.94051598267652214" table:style-name="ce30">
            <text:p>94,1%</text:p>
          </table:table-cell>
          <table:table-cell office:value-type="float" office:value="653506" table:style-name="ce5">
            <text:p>653.506</text:p>
          </table:table-cell>
          <table:table-cell office:value-type="percentage" office:value="0.50459069075399132" table:style-name="ce30">
            <text:p>50,5%</text:p>
          </table:table-cell>
          <table:table-cell office:value-type="date" office:date-value="2021-05-20T00:00:00" table:style-name="ce8">
            <text:p>20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293178" table:style-name="ce5">
            <text:p>293.178</text:p>
          </table:table-cell>
          <table:table-cell office:value-type="float" office:value="296290" table:style-name="ce5">
            <text:p>296.290</text:p>
          </table:table-cell>
          <table:table-cell office:value-type="percentage" office:value="1.010614711881519" table:style-name="ce30">
            <text:p>101,1%</text:p>
          </table:table-cell>
          <table:table-cell office:value-type="float" office:value="177739" table:style-name="ce5">
            <text:p>177.739</text:p>
          </table:table-cell>
          <table:table-cell office:value-type="percentage" office:value="0.60624944572921569" table:style-name="ce30">
            <text:p>60,6%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870991" table:style-name="ce5">
            <text:p>870.991</text:p>
          </table:table-cell>
          <table:table-cell office:value-type="float" office:value="845560" table:style-name="ce5">
            <text:p>845.560</text:p>
          </table:table-cell>
          <table:table-cell office:value-type="percentage" office:value="0.97080222413320005" table:style-name="ce30">
            <text:p>97,1%</text:p>
          </table:table-cell>
          <table:table-cell office:value-type="float" office:value="535884" table:style-name="ce5">
            <text:p>535.884</text:p>
          </table:table-cell>
          <table:table-cell office:value-type="percentage" office:value="0.61525779256042834" table:style-name="ce30">
            <text:p>61,5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88050" table:style-name="ce5">
            <text:p>88.050</text:p>
          </table:table-cell>
          <table:table-cell office:value-type="float" office:value="86566" table:style-name="ce5">
            <text:p>86.566</text:p>
          </table:table-cell>
          <table:table-cell office:value-type="percentage" office:value="0.98314593980692788" table:style-name="ce30">
            <text:p>98,3%</text:p>
          </table:table-cell>
          <table:table-cell office:value-type="float" office:value="55376" table:style-name="ce5">
            <text:p>55.376</text:p>
          </table:table-cell>
          <table:table-cell office:value-type="percentage" office:value="0.62891538898353205" table:style-name="ce30">
            <text:p>62,9%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1593526" table:style-name="ce5">
            <text:p>1.593.526</text:p>
          </table:table-cell>
          <table:table-cell office:value-type="float" office:value="1468450" table:style-name="ce5">
            <text:p>1.468.450</text:p>
          </table:table-cell>
          <table:table-cell office:value-type="percentage" office:value="0.92150990947119782" table:style-name="ce30">
            <text:p>92,2%</text:p>
          </table:table-cell>
          <table:table-cell office:value-type="float" office:value="857038" table:style-name="ce5">
            <text:p>857.038</text:p>
          </table:table-cell>
          <table:table-cell office:value-type="percentage" office:value="0.53782492409913618" table:style-name="ce30">
            <text:p>53,8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319579" table:style-name="ce5">
            <text:p>319.579</text:p>
          </table:table-cell>
          <table:table-cell office:value-type="float" office:value="294115" table:style-name="ce5">
            <text:p>294.115</text:p>
          </table:table-cell>
          <table:table-cell office:value-type="percentage" office:value="0.92032017122526821" table:style-name="ce30">
            <text:p>92,0%</text:p>
          </table:table-cell>
          <table:table-cell office:value-type="float" office:value="173818" table:style-name="ce5">
            <text:p>173.818</text:p>
          </table:table-cell>
          <table:table-cell office:value-type="percentage" office:value="0.5438968142462427" table:style-name="ce30">
            <text:p>54,4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170802" table:style-name="ce5">
            <text:p>170.802</text:p>
          </table:table-cell>
          <table:table-cell office:value-type="float" office:value="164863" table:style-name="ce5">
            <text:p>164.863</text:p>
          </table:table-cell>
          <table:table-cell office:value-type="percentage" office:value="0.96522874439409378" table:style-name="ce30">
            <text:p>96,5%</text:p>
          </table:table-cell>
          <table:table-cell office:value-type="float" office:value="101057" table:style-name="ce5">
            <text:p>101.057</text:p>
          </table:table-cell>
          <table:table-cell office:value-type="percentage" office:value="0.59166169014414349" table:style-name="ce30">
            <text:p>59,2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651150" table:style-name="ce5">
            <text:p>651.150</text:p>
          </table:table-cell>
          <table:table-cell office:value-type="float" office:value="630288" table:style-name="ce5">
            <text:p>630.288</text:p>
          </table:table-cell>
          <table:table-cell office:value-type="percentage" office:value="0.96796129923980645" table:style-name="ce30">
            <text:p>96,8%</text:p>
          </table:table-cell>
          <table:table-cell office:value-type="float" office:value="318677" table:style-name="ce5">
            <text:p>318.677</text:p>
          </table:table-cell>
          <table:table-cell office:value-type="percentage" office:value="0.48940643476925438" table:style-name="ce30">
            <text:p>48,9%</text:p>
          </table:table-cell>
          <table:table-cell office:value-type="date" office:date-value="2021-05-23T00:00:00" table:style-name="ce8">
            <text:p>23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4780" table:style-name="ce5">
            <text:p>14.780</text:p>
          </table:table-cell>
          <table:table-cell office:value-type="float" office:value="12140" table:style-name="ce5">
            <text:p>12.140</text:p>
          </table:table-cell>
          <table:table-cell office:value-type="percentage" office:value="0.82138024357239514" table:style-name="ce30">
            <text:p>82,1%</text:p>
          </table:table-cell>
          <table:table-cell office:value-type="float" office:value="6697" table:style-name="ce5">
            <text:p>6.697</text:p>
          </table:table-cell>
          <table:table-cell office:value-type="percentage" office:value="0.4531123139377537" table:style-name="ce30">
            <text:p>45,3%</text:p>
          </table:table-cell>
          <table:table-cell office:value-type="date" office:date-value="2021-05-21T00:00:00" table:style-name="ce8">
            <text:p>2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13924" table:style-name="ce5">
            <text:p>13.924</text:p>
          </table:table-cell>
          <table:table-cell office:value-type="float" office:value="10844" table:style-name="ce5">
            <text:p>10.844</text:p>
          </table:table-cell>
          <table:table-cell office:value-type="percentage" office:value="0.77879919563343869" table:style-name="ce30">
            <text:p>77,9%</text:p>
          </table:table-cell>
          <table:table-cell office:value-type="float" office:value="6300" table:style-name="ce5">
            <text:p>6.300</text:p>
          </table:table-cell>
          <table:table-cell office:value-type="percentage" office:value="0.45245619074978455" table:style-name="ce30">
            <text:p>45,2%</text:p>
          </table:table-cell>
          <table:table-cell office:value-type="date" office:date-value="2021-05-21T00:00:00" table:style-name="ce8">
            <text:p>21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92" table:style-name="ce5">
            <text:p>3.292</text:p>
          </table:table-cell>
          <table:table-cell office:value-type="string" table:style-name="ce30">
            <text:p>-</text:p>
          </table:table-cell>
          <table:table-cell office:value-type="float" office:value="633" table:style-name="ce5">
            <text:p>633</text:p>
          </table:table-cell>
          <table:table-cell office:value-type="string" table:style-name="ce30">
            <text:p>-</text:p>
          </table:table-cell>
          <table:table-cell office:value-type="date" office:date-value="2021-05-22T00:00:00" table:style-name="ce8">
            <text:p>22/05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2131055" table:style-name="ce15">
            <text:p>12.131.055</text:p>
          </table:table-cell>
          <table:table-cell office:value-type="float" office:value="11384324" table:style-name="ce15">
            <text:p>11.384.324</text:p>
          </table:table-cell>
          <table:table-cell office:value-type="percentage" office:value="0.93844467773000784" table:style-name="ce16">
            <text:p>93,8%</text:p>
          </table:table-cell>
          <table:table-cell office:value-type="float" office:value="6580070" table:style-name="ce15">
            <text:p>6.580.070</text:p>
          </table:table-cell>
          <table:table-cell office:value-type="percentage" office:value="0.54241531342492466" table:style-name="ce16">
            <text:p>54,2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office:value-type="string" table:number-columns-spanned="10" table:number-rows-spanned="1" table:style-name="ce17">
            <text:p>*Datos de Comunidad Valenciana del 21/05</text:p>
          </table:table-cell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con al menos 1 dosis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con al menos 1 dosis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con al menos 1 dosis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Con al menos 1 dosis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29025" table:style-name="ce39">
            <text:p>429.025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635716" table:style-name="ce39">
            <text:p>635.716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97745167832393631" table:style-name="ce40">
            <text:p>97,7%</text:p>
          </table:table-cell>
          <table:table-cell office:value-type="float" office:value="800217" table:style-name="ce39">
            <text:p>800.217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87345917194511358" table:style-name="ce40">
            <text:p>87,3%</text:p>
          </table:table-cell>
          <table:table-cell office:value-type="float" office:value="588905" table:style-name="ce39">
            <text:p>588.905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0.46552982124407422" table:style-name="ce40">
            <text:p>46,6%</text:p>
          </table:table-cell>
          <table:table-cell office:value-type="float" office:value="377900" table:style-name="ce39">
            <text:p>377.900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0.12557399677873954" table:style-name="ce40">
            <text:p>12,6%</text:p>
          </table:table-cell>
          <table:table-cell office:value-type="float" office:value="36754" table:style-name="ce39">
            <text:p>36.754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5.8726907258335119E-2" table:style-name="ce40">
            <text:p>5,9%</text:p>
          </table:table-cell>
          <table:table-cell office:value-type="float" office:value="488" table:style-name="ce39">
            <text:p>488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2.682483055831927E-3" table:style-name="ce40">
            <text:p>0,3%</text:p>
          </table:table-cell>
          <table:table-cell office:value-type="float" office:value="2869005" table:style-name="ce39">
            <text:p>2.869.005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40624730520022551" table:style-name="ce40">
            <text:p>40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100154" table:style-name="ce42">
            <text:p>100.154</text:p>
          </table:table-cell>
          <table:table-cell office:value-type="float" office:value="98807" table:style-name="ce42">
            <text:p>98.807</text:p>
          </table:table-cell>
          <table:table-cell office:value-type="percentage" office:value="1" table:style-name="ce43">
            <text:p>100,0%</text:p>
          </table:table-cell>
          <table:table-cell office:value-type="float" office:value="115939" table:style-name="ce42">
            <text:p>115.939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97464587449035345" table:style-name="ce43">
            <text:p>97,5%</text:p>
          </table:table-cell>
          <table:table-cell office:value-type="float" office:value="138429" table:style-name="ce42">
            <text:p>138.429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88528270031400491" table:style-name="ce43">
            <text:p>88,5%</text:p>
          </table:table-cell>
          <table:table-cell office:value-type="float" office:value="78571" table:style-name="ce42">
            <text:p>78.571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0.39629084159664291" table:style-name="ce43">
            <text:p>39,6%</text:p>
          </table:table-cell>
          <table:table-cell office:value-type="float" office:value="59562" table:style-name="ce42">
            <text:p>59.562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0.13352223689313425" table:style-name="ce43">
            <text:p>13,4%</text:p>
          </table:table-cell>
          <table:table-cell office:value-type="float" office:value="6525" table:style-name="ce42">
            <text:p>6.525</text:p>
          </table:table-cell>
          <table:table-cell office:value-type="float" office:value="89180" table:style-name="ce42">
            <text:p>89.180</text:p>
          </table:table-cell>
          <table:table-cell office:value-type="percentage" office:value="7.3166629289078272E-2" table:style-name="ce43">
            <text:p>7,3%</text:p>
          </table:table-cell>
          <table:table-cell office:value-type="float" office:value="55" table:style-name="ce42">
            <text:p>55</text:p>
          </table:table-cell>
          <table:table-cell office:value-type="float" office:value="25106" table:style-name="ce42">
            <text:p>25.106</text:p>
          </table:table-cell>
          <table:table-cell office:value-type="percentage" office:value="2.1907113837329722E-3" table:style-name="ce43">
            <text:p>0,2%</text:p>
          </table:table-cell>
          <table:table-cell office:value-type="float" office:value="499235" table:style-name="ce42">
            <text:p>499.235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44072286901773006" table:style-name="ce43">
            <text:p>4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7956" table:style-name="ce42">
            <text:p>87.956</text:p>
          </table:table-cell>
          <table:table-cell office:value-type="float" office:value="87826" table:style-name="ce42">
            <text:p>87.826</text:p>
          </table:table-cell>
          <table:table-cell office:value-type="percentage" office:value="1" table:style-name="ce43">
            <text:p>100,0%</text:p>
          </table:table-cell>
          <table:table-cell office:value-type="float" office:value="111910" table:style-name="ce42">
            <text:p>111.910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1" table:style-name="ce43">
            <text:p>100,0%</text:p>
          </table:table-cell>
          <table:table-cell office:value-type="float" office:value="133408" table:style-name="ce42">
            <text:p>133.408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89145484189987434" table:style-name="ce43">
            <text:p>89,1%</text:p>
          </table:table-cell>
          <table:table-cell office:value-type="float" office:value="72875" table:style-name="ce42">
            <text:p>72.875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44806172953364692" table:style-name="ce43">
            <text:p>44,8%</text:p>
          </table:table-cell>
          <table:table-cell office:value-type="float" office:value="44682" table:style-name="ce42">
            <text:p>44.682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3872304754808365" table:style-name="ce43">
            <text:p>13,9%</text:p>
          </table:table-cell>
          <table:table-cell office:value-type="float" office:value="4523" table:style-name="ce42">
            <text:p>4.523</text:p>
          </table:table-cell>
          <table:table-cell office:value-type="float" office:value="54179" table:style-name="ce42">
            <text:p>54.179</text:p>
          </table:table-cell>
          <table:table-cell office:value-type="percentage" office:value="8.3482530131600799E-2" table:style-name="ce43">
            <text:p>8,3%</text:p>
          </table:table-cell>
          <table:table-cell office:value-type="float" office:value="42" table:style-name="ce42">
            <text:p>42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6987084752297117E-3" table:style-name="ce43">
            <text:p>0,3%</text:p>
          </table:table-cell>
          <table:table-cell office:value-type="float" office:value="455396" table:style-name="ce42">
            <text:p>455.396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5053167467257873" table:style-name="ce43">
            <text:p>50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50164" table:style-name="ce42">
            <text:p>50.164</text:p>
          </table:table-cell>
          <table:table-cell office:value-type="float" office:value="49542" table:style-name="ce42">
            <text:p>49.542</text:p>
          </table:table-cell>
          <table:table-cell office:value-type="percentage" office:value="1" table:style-name="ce43">
            <text:p>100,0%</text:p>
          </table:table-cell>
          <table:table-cell office:value-type="float" office:value="75380" table:style-name="ce42">
            <text:p>75.380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93621143623627601" table:style-name="ce43">
            <text:p>93,6%</text:p>
          </table:table-cell>
          <table:table-cell office:value-type="float" office:value="93059" table:style-name="ce42">
            <text:p>93.059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0.79380880483831073" table:style-name="ce43">
            <text:p>79,4%</text:p>
          </table:table-cell>
          <table:table-cell office:value-type="float" office:value="84264" table:style-name="ce42">
            <text:p>84.264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0.50823597531921572" table:style-name="ce43">
            <text:p>50,8%</text:p>
          </table:table-cell>
          <table:table-cell office:value-type="float" office:value="49159" table:style-name="ce42">
            <text:p>49.159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0.10593379218797812" table:style-name="ce43">
            <text:p>10,6%</text:p>
          </table:table-cell>
          <table:table-cell office:value-type="float" office:value="4289" table:style-name="ce42">
            <text:p>4.289</text:p>
          </table:table-cell>
          <table:table-cell office:value-type="float" office:value="85839" table:style-name="ce42">
            <text:p>85.839</text:p>
          </table:table-cell>
          <table:table-cell office:value-type="percentage" office:value="4.9965633336828248E-2" table:style-name="ce43">
            <text:p>5,0%</text:p>
          </table:table-cell>
          <table:table-cell office:value-type="float" office:value="41" table:style-name="ce42">
            <text:p>41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7596566523605151E-3" table:style-name="ce43">
            <text:p>0,2%</text:p>
          </table:table-cell>
          <table:table-cell office:value-type="float" office:value="356356" table:style-name="ce42">
            <text:p>356.356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36131358368169658" table:style-name="ce43">
            <text:p>36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9860" table:style-name="ce42">
            <text:p>89.860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9583314863247485" table:style-name="ce43">
            <text:p>99,6%</text:p>
          </table:table-cell>
          <table:table-cell office:value-type="float" office:value="142963" table:style-name="ce42">
            <text:p>142.963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92514123379774937" table:style-name="ce43">
            <text:p>92,5%</text:p>
          </table:table-cell>
          <table:table-cell office:value-type="float" office:value="188906" table:style-name="ce42">
            <text:p>188.906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0.80354074149694588" table:style-name="ce43">
            <text:p>80,4%</text:p>
          </table:table-cell>
          <table:table-cell office:value-type="float" office:value="115521" table:style-name="ce42">
            <text:p>115.521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0.32957787465193772" table:style-name="ce43">
            <text:p>33,0%</text:p>
          </table:table-cell>
          <table:table-cell office:value-type="float" office:value="92507" table:style-name="ce42">
            <text:p>92.507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0.11113140023377875" table:style-name="ce43">
            <text:p>11,1%</text:p>
          </table:table-cell>
          <table:table-cell office:value-type="float" office:value="7443" table:style-name="ce42">
            <text:p>7.443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4.541211355773983E-2" table:style-name="ce43">
            <text:p>4,5%</text:p>
          </table:table-cell>
          <table:table-cell office:value-type="float" office:value="70" table:style-name="ce42">
            <text:p>70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5782828282828283E-3" table:style-name="ce43">
            <text:p>0,2%</text:p>
          </table:table-cell>
          <table:table-cell office:value-type="float" office:value="637270" table:style-name="ce42">
            <text:p>637.270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34059794776468399" table:style-name="ce43">
            <text:p>3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917" table:style-name="ce42">
            <text:p>41.917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55064" table:style-name="ce42">
            <text:p>55.064</text:p>
          </table:table-cell>
          <table:table-cell office:value-type="float" office:value="53066" table:style-name="ce42">
            <text:p>53.066</text:p>
          </table:table-cell>
          <table:table-cell office:value-type="percentage" office:value="1" table:style-name="ce43">
            <text:p>100,0%</text:p>
          </table:table-cell>
          <table:table-cell office:value-type="float" office:value="67511" table:style-name="ce42">
            <text:p>67.511</text:p>
          </table:table-cell>
          <table:table-cell office:value-type="float" office:value="77345" table:style-name="ce42">
            <text:p>77.345</text:p>
          </table:table-cell>
          <table:table-cell office:value-type="percentage" office:value="0.87285538819574637" table:style-name="ce43">
            <text:p>87,3%</text:p>
          </table:table-cell>
          <table:table-cell office:value-type="float" office:value="29729" table:style-name="ce42">
            <text:p>29.729</text:p>
          </table:table-cell>
          <table:table-cell office:value-type="float" office:value="89964" table:style-name="ce42">
            <text:p>89.964</text:p>
          </table:table-cell>
          <table:table-cell office:value-type="percentage" office:value="0.33045440398381576" table:style-name="ce43">
            <text:p>33,0%</text:p>
          </table:table-cell>
          <table:table-cell office:value-type="float" office:value="25282" table:style-name="ce42">
            <text:p>25.282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0.13015789663356345" table:style-name="ce43">
            <text:p>13,0%</text:p>
          </table:table-cell>
          <table:table-cell office:value-type="float" office:value="1775" table:style-name="ce42">
            <text:p>1.775</text:p>
          </table:table-cell>
          <table:table-cell office:value-type="float" office:value="34935" table:style-name="ce42">
            <text:p>34.935</text:p>
          </table:table-cell>
          <table:table-cell office:value-type="percentage" office:value="5.0808644625733507E-2" table:style-name="ce43">
            <text:p>5,1%</text:p>
          </table:table-cell>
          <table:table-cell office:value-type="float" office:value="9" table:style-name="ce42">
            <text:p>9</text:p>
          </table:table-cell>
          <table:table-cell office:value-type="float" office:value="10791" table:style-name="ce42">
            <text:p>10.791</text:p>
          </table:table-cell>
          <table:table-cell office:value-type="percentage" office:value="8.3402835696413675E-4" table:style-name="ce43">
            <text:p>0,1%</text:p>
          </table:table-cell>
          <table:table-cell office:value-type="float" office:value="221287" table:style-name="ce42">
            <text:p>221.287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44135233673192603" table:style-name="ce43">
            <text:p>4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7598" table:style-name="ce42">
            <text:p>227.598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1" table:style-name="ce43">
            <text:p>100,0%</text:p>
          </table:table-cell>
          <table:table-cell office:value-type="float" office:value="246069" table:style-name="ce42">
            <text:p>246.069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1" table:style-name="ce43">
            <text:p>100,0%</text:p>
          </table:table-cell>
          <table:table-cell office:value-type="float" office:value="295849" table:style-name="ce42">
            <text:p>295.849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9286635800047085" table:style-name="ce43">
            <text:p>92,9%</text:p>
          </table:table-cell>
          <table:table-cell office:value-type="float" office:value="94271" table:style-name="ce42">
            <text:p>94.271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0.24731684921623925" table:style-name="ce43">
            <text:p>24,7%</text:p>
          </table:table-cell>
          <table:table-cell office:value-type="float" office:value="97902" table:style-name="ce42">
            <text:p>97.902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0.13248798971513634" table:style-name="ce43">
            <text:p>13,2%</text:p>
          </table:table-cell>
          <table:table-cell office:value-type="float" office:value="8950" table:style-name="ce42">
            <text:p>8.950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6.1971167827616289E-2" table:style-name="ce43">
            <text:p>6,2%</text:p>
          </table:table-cell>
          <table:table-cell office:value-type="float" office:value="112" table:style-name="ce42">
            <text:p>112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7529249827942187E-3" table:style-name="ce43">
            <text:p>0,3%</text:p>
          </table:table-cell>
          <table:table-cell office:value-type="float" office:value="970751" table:style-name="ce42">
            <text:p>970.751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46383655386638367" table:style-name="ce43">
            <text:p>46,4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6571" table:style-name="ce42">
            <text:p>136.571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1" table:style-name="ce43">
            <text:p>100,0%</text:p>
          </table:table-cell>
          <table:table-cell office:value-type="float" office:value="154589" table:style-name="ce42">
            <text:p>154.589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97164065593553783" table:style-name="ce43">
            <text:p>97,2%</text:p>
          </table:table-cell>
          <table:table-cell office:value-type="float" office:value="199955" table:style-name="ce42">
            <text:p>199.955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91536045851568371" table:style-name="ce43">
            <text:p>91,5%</text:p>
          </table:table-cell>
          <table:table-cell office:value-type="float" office:value="159957" table:style-name="ce42">
            <text:p>159.957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52022258503047369" table:style-name="ce43">
            <text:p>52,0%</text:p>
          </table:table-cell>
          <table:table-cell office:value-type="float" office:value="85401" table:style-name="ce42">
            <text:p>85.401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0.12064588586806807" table:style-name="ce43">
            <text:p>12,1%</text:p>
          </table:table-cell>
          <table:table-cell office:value-type="float" office:value="7603" table:style-name="ce42">
            <text:p>7.603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5.0850064875132092E-2" table:style-name="ce43">
            <text:p>5,1%</text:p>
          </table:table-cell>
          <table:table-cell office:value-type="float" office:value="110" table:style-name="ce42">
            <text:p>110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5965442356717969E-3" table:style-name="ce43">
            <text:p>0,3%</text:p>
          </table:table-cell>
          <table:table-cell office:value-type="float" office:value="744186" table:style-name="ce42">
            <text:p>744.186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43267533506515254" table:style-name="ce43">
            <text:p>43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52323" table:style-name="ce42">
            <text:p>452.323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1" table:style-name="ce43">
            <text:p>100,0%</text:p>
          </table:table-cell>
          <table:table-cell office:value-type="float" office:value="595115" table:style-name="ce42">
            <text:p>595.115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93675821511997637" table:style-name="ce43">
            <text:p>93,7%</text:p>
          </table:table-cell>
          <table:table-cell office:value-type="float" office:value="688187" table:style-name="ce42">
            <text:p>688.187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0.82163341229058817" table:style-name="ce43">
            <text:p>82,2%</text:p>
          </table:table-cell>
          <table:table-cell office:value-type="float" office:value="573057" table:style-name="ce42">
            <text:p>573.057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0.5248832182307791" table:style-name="ce43">
            <text:p>52,5%</text:p>
          </table:table-cell>
          <table:table-cell office:value-type="float" office:value="342880" table:style-name="ce42">
            <text:p>342.880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0.12229876595523083" table:style-name="ce43">
            <text:p>12,2%</text:p>
          </table:table-cell>
          <table:table-cell office:value-type="float" office:value="46068" table:style-name="ce42">
            <text:p>46.068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8.2809050971030848E-2" table:style-name="ce43">
            <text:p>8,3%</text:p>
          </table:table-cell>
          <table:table-cell office:value-type="float" office:value="731" table:style-name="ce42">
            <text:p>731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4.5726367412300458E-3" table:style-name="ce43">
            <text:p>0,5%</text:p>
          </table:table-cell>
          <table:table-cell office:value-type="float" office:value="2698361" table:style-name="ce42">
            <text:p>2.698.361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41312037464300794" table:style-name="ce43">
            <text:p>41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92685" table:style-name="ce42">
            <text:p>292.685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420993" table:style-name="ce42">
            <text:p>420.993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96147416309248124" table:style-name="ce43">
            <text:p>96,1%</text:p>
          </table:table-cell>
          <table:table-cell office:value-type="float" office:value="504404" table:style-name="ce42">
            <text:p>504.404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0.86857186152553345" table:style-name="ce43">
            <text:p>86,9%</text:p>
          </table:table-cell>
          <table:table-cell office:value-type="float" office:value="217933" table:style-name="ce42">
            <text:p>217.933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0.28967586205063178" table:style-name="ce43">
            <text:p>29,0%</text:p>
          </table:table-cell>
          <table:table-cell office:value-type="float" office:value="212359" table:style-name="ce42">
            <text:p>212.359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0.12025083141417704" table:style-name="ce43">
            <text:p>12,0%</text:p>
          </table:table-cell>
          <table:table-cell office:value-type="float" office:value="19914" table:style-name="ce42">
            <text:p>19.914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5.6440138988872957E-2" table:style-name="ce43">
            <text:p>5,6%</text:p>
          </table:table-cell>
          <table:table-cell office:value-type="float" office:value="172" table:style-name="ce42">
            <text:p>172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6691088705373172E-3" table:style-name="ce43">
            <text:p>0,2%</text:p>
          </table:table-cell>
          <table:table-cell office:value-type="float" office:value="1668460" table:style-name="ce42">
            <text:p>1.668.460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39080365539590167" table:style-name="ce43">
            <text:p>39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7817" table:style-name="ce42">
            <text:p>77.817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94713" table:style-name="ce42">
            <text:p>94.713</text:p>
          </table:table-cell>
          <table:table-cell office:value-type="float" office:value="91876" table:style-name="ce42">
            <text:p>91.876</text:p>
          </table:table-cell>
          <table:table-cell office:value-type="percentage" office:value="1" table:style-name="ce43">
            <text:p>100,0%</text:p>
          </table:table-cell>
          <table:table-cell office:value-type="float" office:value="123760" table:style-name="ce42">
            <text:p>123.760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98773314604499707" table:style-name="ce43">
            <text:p>98,8%</text:p>
          </table:table-cell>
          <table:table-cell office:value-type="float" office:value="64943" table:style-name="ce42">
            <text:p>64.943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0.38378758509833588" table:style-name="ce43">
            <text:p>38,4%</text:p>
          </table:table-cell>
          <table:table-cell office:value-type="float" office:value="48515" table:style-name="ce42">
            <text:p>48.515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0.13791368419855704" table:style-name="ce43">
            <text:p>13,8%</text:p>
          </table:table-cell>
          <table:table-cell office:value-type="float" office:value="2773" table:style-name="ce42">
            <text:p>2.773</text:p>
          </table:table-cell>
          <table:table-cell office:value-type="float" office:value="76088" table:style-name="ce42">
            <text:p>76.088</text:p>
          </table:table-cell>
          <table:table-cell office:value-type="percentage" office:value="3.6444643044895385E-2" table:style-name="ce43">
            <text:p>3,6%</text:p>
          </table:table-cell>
          <table:table-cell office:value-type="float" office:value="71" table:style-name="ce42">
            <text:p>71</text:p>
          </table:table-cell>
          <table:table-cell office:value-type="float" office:value="20953" table:style-name="ce42">
            <text:p>20.953</text:p>
          </table:table-cell>
          <table:table-cell office:value-type="percentage" office:value="3.3885362477926789E-3" table:style-name="ce43">
            <text:p>0,3%</text:p>
          </table:table-cell>
          <table:table-cell office:value-type="float" office:value="412592" table:style-name="ce42">
            <text:p>412.592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45279424239996574" table:style-name="ce43">
            <text:p>45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9101" table:style-name="ce42">
            <text:p>239.101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83674" table:style-name="ce42">
            <text:p>283.674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789896535777638" table:style-name="ce43">
            <text:p>97,9%</text:p>
          </table:table-cell>
          <table:table-cell office:value-type="float" office:value="322785" table:style-name="ce42">
            <text:p>322.785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0.93041187339123221" table:style-name="ce43">
            <text:p>93,0%</text:p>
          </table:table-cell>
          <table:table-cell office:value-type="float" office:value="186210" table:style-name="ce42">
            <text:p>186.210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0.45877074766746573" table:style-name="ce43">
            <text:p>45,9%</text:p>
          </table:table-cell>
          <table:table-cell office:value-type="float" office:value="103518" table:style-name="ce42">
            <text:p>103.518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0.11644267067414769" table:style-name="ce43">
            <text:p>11,6%</text:p>
          </table:table-cell>
          <table:table-cell office:value-type="float" office:value="6164" table:style-name="ce42">
            <text:p>6.164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4.0354839765622444E-2" table:style-name="ce43">
            <text:p>4,0%</text:p>
          </table:table-cell>
          <table:table-cell office:value-type="float" office:value="43" table:style-name="ce42">
            <text:p>43</text:p>
          </table:table-cell>
          <table:table-cell office:value-type="float" office:value="44014" table:style-name="ce42">
            <text:p>44.014</text:p>
          </table:table-cell>
          <table:table-cell office:value-type="percentage" office:value="9.7696187576680146E-4" table:style-name="ce43">
            <text:p>0,1%</text:p>
          </table:table-cell>
          <table:table-cell office:value-type="float" office:value="1141495" table:style-name="ce42">
            <text:p>1.141.495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48314324254658869" table:style-name="ce43">
            <text:p>48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3200" table:style-name="ce42">
            <text:p>23.200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8226" table:style-name="ce42">
            <text:p>28.226</text:p>
          </table:table-cell>
          <table:table-cell office:value-type="float" office:value="28125" table:style-name="ce42">
            <text:p>28.125</text:p>
          </table:table-cell>
          <table:table-cell office:value-type="percentage" office:value="1" table:style-name="ce43">
            <text:p>100,0%</text:p>
          </table:table-cell>
          <table:table-cell office:value-type="float" office:value="35140" table:style-name="ce42">
            <text:p>35.140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93165067076727293" table:style-name="ce43">
            <text:p>93,2%</text:p>
          </table:table-cell>
          <table:table-cell office:value-type="float" office:value="12955" table:style-name="ce42">
            <text:p>12.955</text:p>
          </table:table-cell>
          <table:table-cell office:value-type="float" office:value="47664" table:style-name="ce42">
            <text:p>47.664</text:p>
          </table:table-cell>
          <table:table-cell office:value-type="percentage" office:value="0.27179842228935885" table:style-name="ce43">
            <text:p>27,2%</text:p>
          </table:table-cell>
          <table:table-cell office:value-type="float" office:value="14277" table:style-name="ce42">
            <text:p>14.277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0.13266368079689272" table:style-name="ce43">
            <text:p>13,3%</text:p>
          </table:table-cell>
          <table:table-cell office:value-type="float" office:value="1455" table:style-name="ce42">
            <text:p>1.455</text:p>
          </table:table-cell>
          <table:table-cell office:value-type="float" office:value="21170" table:style-name="ce42">
            <text:p>21.170</text:p>
          </table:table-cell>
          <table:table-cell office:value-type="percentage" office:value="6.8729333963155406E-2" table:style-name="ce43">
            <text:p>6,9%</text:p>
          </table:table-cell>
          <table:table-cell office:value-type="float" office:value="10" table:style-name="ce42">
            <text:p>10</text:p>
          </table:table-cell>
          <table:table-cell office:value-type="float" office:value="6286" table:style-name="ce42">
            <text:p>6.286</text:p>
          </table:table-cell>
          <table:table-cell office:value-type="percentage" office:value="1.590836780146357E-3" table:style-name="ce43">
            <text:p>0,2%</text:p>
          </table:table-cell>
          <table:table-cell office:value-type="float" office:value="115263" table:style-name="ce42">
            <text:p>115.263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42565771009055053" table:style-name="ce43">
            <text:p>42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67827" table:style-name="ce42">
            <text:p>367.827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1" table:style-name="ce43">
            <text:p>100,0%</text:p>
          </table:table-cell>
          <table:table-cell office:value-type="float" office:value="490612" table:style-name="ce42">
            <text:p>490.612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93257882341312459" table:style-name="ce43">
            <text:p>93,3%</text:p>
          </table:table-cell>
          <table:table-cell office:value-type="float" office:value="610011" table:style-name="ce42">
            <text:p>610.011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86732696072785909" table:style-name="ce43">
            <text:p>86,7%</text:p>
          </table:table-cell>
          <table:table-cell office:value-type="float" office:value="412125" table:style-name="ce42">
            <text:p>412.125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0.42365563542948426" table:style-name="ce43">
            <text:p>42,4%</text:p>
          </table:table-cell>
          <table:table-cell office:value-type="float" office:value="317403" table:style-name="ce42">
            <text:p>317.403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0.1262673859675853" table:style-name="ce43">
            <text:p>12,6%</text:p>
          </table:table-cell>
          <table:table-cell office:value-type="float" office:value="31101" table:style-name="ce42">
            <text:p>31.101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6.4832108997823712E-2" table:style-name="ce43">
            <text:p>6,5%</text:p>
          </table:table-cell>
          <table:table-cell office:value-type="float" office:value="410" table:style-name="ce42">
            <text:p>410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3.0177902414968241E-3" table:style-name="ce43">
            <text:p>0,3%</text:p>
          </table:table-cell>
          <table:table-cell office:value-type="float" office:value="2229489" table:style-name="ce42">
            <text:p>2.229.489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39143900500436912" table:style-name="ce43">
            <text:p>39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2751" table:style-name="ce42">
            <text:p>72.751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97680" table:style-name="ce42">
            <text:p>97.680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94928036229700974" table:style-name="ce43">
            <text:p>94,9%</text:p>
          </table:table-cell>
          <table:table-cell office:value-type="float" office:value="123684" table:style-name="ce42">
            <text:p>123.684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84190893682483714" table:style-name="ce43">
            <text:p>84,2%</text:p>
          </table:table-cell>
          <table:table-cell office:value-type="float" office:value="84567" table:style-name="ce42">
            <text:p>84.567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0.39655156244138501" table:style-name="ce43">
            <text:p>39,7%</text:p>
          </table:table-cell>
          <table:table-cell office:value-type="float" office:value="62815" table:style-name="ce42">
            <text:p>62.815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0.1139470127796976" table:style-name="ce43">
            <text:p>11,4%</text:p>
          </table:table-cell>
          <table:table-cell office:value-type="float" office:value="7361" table:style-name="ce42">
            <text:p>7.361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6.2030724632795978E-2" table:style-name="ce43">
            <text:p>6,2%</text:p>
          </table:table-cell>
          <table:table-cell office:value-type="float" office:value="131" table:style-name="ce42">
            <text:p>131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7739110394100022E-3" table:style-name="ce43">
            <text:p>0,4%</text:p>
          </table:table-cell>
          <table:table-cell office:value-type="float" office:value="448989" table:style-name="ce42">
            <text:p>448.989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3628255509790469" table:style-name="ce43">
            <text:p>36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2212" table:style-name="ce42">
            <text:p>42.212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5151" table:style-name="ce42">
            <text:p>55.151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8851089761973043" table:style-name="ce43">
            <text:p>98,9%</text:p>
          </table:table-cell>
          <table:table-cell office:value-type="float" office:value="67500" table:style-name="ce42">
            <text:p>67.500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91408916093386061" table:style-name="ce43">
            <text:p>91,4%</text:p>
          </table:table-cell>
          <table:table-cell office:value-type="float" office:value="47537" table:style-name="ce42">
            <text:p>47.537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49162305830765096" table:style-name="ce43">
            <text:p>49,2%</text:p>
          </table:table-cell>
          <table:table-cell office:value-type="float" office:value="29917" table:style-name="ce42">
            <text:p>29.917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0.1341401079685062" table:style-name="ce43">
            <text:p>13,4%</text:p>
          </table:table-cell>
          <table:table-cell office:value-type="float" office:value="3644" table:style-name="ce42">
            <text:p>3.644</text:p>
          </table:table-cell>
          <table:table-cell office:value-type="float" office:value="48505" table:style-name="ce42">
            <text:p>48.505</text:p>
          </table:table-cell>
          <table:table-cell office:value-type="percentage" office:value="7.5126275641686419E-2" table:style-name="ce43">
            <text:p>7,5%</text:p>
          </table:table-cell>
          <table:table-cell office:value-type="float" office:value="9" table:style-name="ce42">
            <text:p>9</text:p>
          </table:table-cell>
          <table:table-cell office:value-type="float" office:value="13906" table:style-name="ce42">
            <text:p>13.906</text:p>
          </table:table-cell>
          <table:table-cell office:value-type="percentage" office:value="6.4720264633970944E-4" table:style-name="ce43">
            <text:p>0,1%</text:p>
          </table:table-cell>
          <table:table-cell office:value-type="float" office:value="245970" table:style-name="ce42">
            <text:p>245.970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44484433070794938" table:style-name="ce43">
            <text:p>44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61343" table:style-name="ce42">
            <text:p>161.343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1" table:style-name="ce43">
            <text:p>100,0%</text:p>
          </table:table-cell>
          <table:table-cell office:value-type="float" office:value="208502" table:style-name="ce42">
            <text:p>208.502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97851051947381518" table:style-name="ce43">
            <text:p>97,9%</text:p>
          </table:table-cell>
          <table:table-cell office:value-type="float" office:value="260443" table:style-name="ce42">
            <text:p>260.443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0.92975842409832965" table:style-name="ce43">
            <text:p>93,0%</text:p>
          </table:table-cell>
          <table:table-cell office:value-type="float" office:value="134339" table:style-name="ce42">
            <text:p>134.339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0.39514143603832025" table:style-name="ce43">
            <text:p>39,5%</text:p>
          </table:table-cell>
          <table:table-cell office:value-type="float" office:value="99322" table:style-name="ce42">
            <text:p>99.322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0.13702440094419666" table:style-name="ce43">
            <text:p>13,7%</text:p>
          </table:table-cell>
          <table:table-cell office:value-type="float" office:value="12696" table:style-name="ce42">
            <text:p>12.696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9.0476970988362562E-2" table:style-name="ce43">
            <text:p>9,0%</text:p>
          </table:table-cell>
          <table:table-cell office:value-type="float" office:value="36" table:style-name="ce42">
            <text:p>36</text:p>
          </table:table-cell>
          <table:table-cell office:value-type="float" office:value="41824" table:style-name="ce42">
            <text:p>41.824</text:p>
          </table:table-cell>
          <table:table-cell office:value-type="percentage" office:value="8.6074980872226467E-4" table:style-name="ce43">
            <text:p>0,1%</text:p>
          </table:table-cell>
          <table:table-cell office:value-type="float" office:value="876681" table:style-name="ce42">
            <text:p>876.681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46186732893495314" table:style-name="ce43">
            <text:p>46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331" table:style-name="ce42">
            <text:p>2.331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9481765834932825" table:style-name="ce43">
            <text:p>89,5%</text:p>
          </table:table-cell>
          <table:table-cell office:value-type="float" office:value="3688" table:style-name="ce42">
            <text:p>3.688</text:p>
          </table:table-cell>
          <table:table-cell office:value-type="float" office:value="4318" table:style-name="ce42">
            <text:p>4.318</text:p>
          </table:table-cell>
          <table:table-cell office:value-type="percentage" office:value="0.85409911996294585" table:style-name="ce43">
            <text:p>85,4%</text:p>
          </table:table-cell>
          <table:table-cell office:value-type="float" office:value="6121" table:style-name="ce42">
            <text:p>6.121</text:p>
          </table:table-cell>
          <table:table-cell office:value-type="float" office:value="7857" table:style-name="ce42">
            <text:p>7.857</text:p>
          </table:table-cell>
          <table:table-cell office:value-type="percentage" office:value="0.77905052819142162" table:style-name="ce43">
            <text:p>77,9%</text:p>
          </table:table-cell>
          <table:table-cell office:value-type="float" office:value="8467" table:style-name="ce42">
            <text:p>8.467</text:p>
          </table:table-cell>
          <table:table-cell office:value-type="float" office:value="11556" table:style-name="ce42">
            <text:p>11.556</text:p>
          </table:table-cell>
          <table:table-cell office:value-type="percentage" office:value="0.73269297334717898" table:style-name="ce43">
            <text:p>73,3%</text:p>
          </table:table-cell>
          <table:table-cell office:value-type="float" office:value="5166" table:style-name="ce42">
            <text:p>5.166</text:p>
          </table:table-cell>
          <table:table-cell office:value-type="float" office:value="30066" table:style-name="ce42">
            <text:p>30.066</text:p>
          </table:table-cell>
          <table:table-cell office:value-type="percentage" office:value="0.17182199161843945" table:style-name="ce43">
            <text:p>17,2%</text:p>
          </table:table-cell>
          <table:table-cell office:value-type="float" office:value="424" table:style-name="ce42">
            <text:p>424</text:p>
          </table:table-cell>
          <table:table-cell office:value-type="float" office:value="7581" table:style-name="ce42">
            <text:p>7.581</text:p>
          </table:table-cell>
          <table:table-cell office:value-type="percentage" office:value="5.5929296926526845E-2" table:style-name="ce43">
            <text:p>5,6%</text:p>
          </table:table-cell>
          <table:table-cell office:value-type="float" office:value="8" table:style-name="ce42">
            <text:p>8</text:p>
          </table:table-cell>
          <table:table-cell office:value-type="float" office:value="2175" table:style-name="ce42">
            <text:p>2.175</text:p>
          </table:table-cell>
          <table:table-cell office:value-type="percentage" office:value="3.6781609195402297E-3" table:style-name="ce43">
            <text:p>0,4%</text:p>
          </table:table-cell>
          <table:table-cell office:value-type="float" office:value="26205" table:style-name="ce42">
            <text:p>26.205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39609722180235196" table:style-name="ce43">
            <text:p>39,6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890" table:style-name="ce42">
            <text:p>1.890</text:p>
          </table:table-cell>
          <table:table-cell office:value-type="float" office:value="2349" table:style-name="ce42">
            <text:p>2.349</text:p>
          </table:table-cell>
          <table:table-cell office:value-type="percentage" office:value="0.8045977011494253" table:style-name="ce43">
            <text:p>80,5%</text:p>
          </table:table-cell>
          <table:table-cell office:value-type="float" office:value="3042" table:style-name="ce42">
            <text:p>3.042</text:p>
          </table:table-cell>
          <table:table-cell office:value-type="float" office:value="3748" table:style-name="ce42">
            <text:p>3.748</text:p>
          </table:table-cell>
          <table:table-cell office:value-type="percentage" office:value="0.81163287086446101" table:style-name="ce43">
            <text:p>81,2%</text:p>
          </table:table-cell>
          <table:table-cell office:value-type="float" office:value="5912" table:style-name="ce42">
            <text:p>5.912</text:p>
          </table:table-cell>
          <table:table-cell office:value-type="float" office:value="7827" table:style-name="ce42">
            <text:p>7.827</text:p>
          </table:table-cell>
          <table:table-cell office:value-type="percentage" office:value="0.75533409991056599" table:style-name="ce43">
            <text:p>75,5%</text:p>
          </table:table-cell>
          <table:table-cell office:value-type="float" office:value="7487" table:style-name="ce42">
            <text:p>7.487</text:p>
          </table:table-cell>
          <table:table-cell office:value-type="float" office:value="11299" table:style-name="ce42">
            <text:p>11.299</text:p>
          </table:table-cell>
          <table:table-cell office:value-type="percentage" office:value="0.66262501106292593" table:style-name="ce43">
            <text:p>66,3%</text:p>
          </table:table-cell>
          <table:table-cell office:value-type="float" office:value="5836" table:style-name="ce42">
            <text:p>5.836</text:p>
          </table:table-cell>
          <table:table-cell office:value-type="float" office:value="30095" table:style-name="ce42">
            <text:p>30.095</text:p>
          </table:table-cell>
          <table:table-cell office:value-type="percentage" office:value="0.19391925569031401" table:style-name="ce43">
            <text:p>19,4%</text:p>
          </table:table-cell>
          <table:table-cell office:value-type="float" office:value="298" table:style-name="ce42">
            <text:p>298</text:p>
          </table:table-cell>
          <table:table-cell office:value-type="float" office:value="8536" table:style-name="ce42">
            <text:p>8.536</text:p>
          </table:table-cell>
          <table:table-cell office:value-type="percentage" office:value="3.4910965323336457E-2" table:style-name="ce43">
            <text:p>3,5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24471" table:style-name="ce42">
            <text:p>24.47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36977545407839463" table:style-name="ce43">
            <text:p>37,0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26" table:style-name="ce45">
            <text:p>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1" table:style-name="ce45">
            <text:p>11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3255" table:style-name="ce45">
            <text:p>3.25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8209" table:style-name="ce45">
            <text:p>8.209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0176" table:style-name="ce45">
            <text:p>50.17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00" table:style-name="ce45">
            <text:p>6.80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8477" table:style-name="ce45">
            <text:p>68.477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96751" table:style-name="ce49">
            <text:p>2.896.751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1" table:style-name="ce50">
            <text:p>100,0%</text:p>
          </table:table-cell>
          <table:table-cell office:value-type="float" office:value="3819037" table:style-name="ce49">
            <text:p>3.819.037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96439232382460305" table:style-name="ce50">
            <text:p>96,4%</text:p>
          </table:table-cell>
          <table:table-cell office:value-type="float" office:value="4668536" table:style-name="ce49">
            <text:p>4.668.536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0.87475140463175283" table:style-name="ce50">
            <text:p>87,5%</text:p>
          </table:table-cell>
          <table:table-cell office:value-type="float" office:value="2981922" table:style-name="ce49">
            <text:p>2.981.922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0.42397160026877828" table:style-name="ce50">
            <text:p>42,4%</text:p>
          </table:table-cell>
          <table:table-cell office:value-type="float" office:value="2124579" table:style-name="ce49">
            <text:p>2.124.579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0.12717374771737747" table:style-name="ce50">
            <text:p>12,7%</text:p>
          </table:table-cell>
          <table:table-cell office:value-type="float" office:value="216560" table:style-name="ce49">
            <text:p>216.560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6.542007232579293E-2" table:style-name="ce50">
            <text:p>6,5%</text:p>
          </table:table-cell>
          <table:table-cell office:value-type="float" office:value="2554" table:style-name="ce49">
            <text:p>2.554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2.6911150003845956E-3" table:style-name="ce50">
            <text:p>0,3%</text:p>
          </table:table-cell>
          <table:table-cell office:value-type="float" office:value="16709939" table:style-name="ce49">
            <text:p>16.709.939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41639703759463476" table:style-name="ce50">
            <text:p>41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17"/>
          <table:covered-table-cell table:number-columns-repeated="9"/>
          <table:table-cell office:value-type="string" table:number-columns-spanned="10" table:number-rows-spanned="1" table:style-name="ce17">
            <text:p>*Datos de Comunidad Valenciana del 21/05</text:p>
          </table:table-cell>
          <table:covered-table-cell table:number-columns-repeated="9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number-columns-repeated="2" table:default-cell-style-name="ce21"/>
        <table:table-column table:style-name="co7" table:default-cell-style-name="ce51"/>
        <table:table-column table:style-name="co7" table:default-cell-style-name="ce47"/>
        <table:table-column table:style-name="co3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2" table:default-cell-style-name="ce21"/>
        <table:table-column table:style-name="co3" table:default-cell-style-name="ce51"/>
        <table:table-column table:style-name="co3" table:number-columns-repeated="16359" table:default-cell-style-name="ce21"/>
        <table:table-row table:style-name="ro1">
          <table:table-cell table:style-name="ce32"/>
          <table:table-cell office:value-type="string" table:style-name="ce33">
            <text:p>Personas pauta completa ≥80 años</text:p>
          </table:table-cell>
          <table:table-cell office:value-type="string" table:style-name="ce33">
            <text:p>Población INE≥80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70-79 años</text:p>
          </table:table-cell>
          <table:table-cell office:value-type="string" table:style-name="ce33">
            <text:p>Población INE70-7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60-69 años</text:p>
          </table:table-cell>
          <table:table-cell office:value-type="string" table:style-name="ce33">
            <text:p>Población INE60-6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50-59 años</text:p>
          </table:table-cell>
          <table:table-cell office:value-type="string" table:style-name="ce33">
            <text:p>Población INE50-5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Personas pauta completa 25-49 años</text:p>
          </table:table-cell>
          <table:table-cell office:value-type="string" table:style-name="ce33">
            <text:p>Población INE25-49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8-24 años</text:p>
          </table:table-cell>
          <table:table-cell office:value-type="string" table:style-name="ce33">
            <text:p>Población INE18-24 años</text:p>
          </table:table-cell>
          <table:table-cell office:value-type="string" table:style-name="ce34">
            <text:p>%</text:p>
          </table:table-cell>
          <table:table-cell office:value-type="string" table:style-name="ce33">
            <text:p>16-17 años</text:p>
          </table:table-cell>
          <table:table-cell office:value-type="string" table:style-name="ce33">
            <text:p>Población INE16-17 años</text:p>
          </table:table-cell>
          <table:table-cell office:value-type="string" table:style-name="ce34">
            <text:p>%</text:p>
          </table:table-cell>
          <table:table-cell office:value-type="string" table:style-name="ce35">
            <text:p>Total Personas pauta completa</text:p>
          </table:table-cell>
          <table:table-cell office:value-type="string" table:style-name="ce35">
            <text:p>Total Población INE Población a Vacunar (1)</text:p>
          </table:table-cell>
          <table:table-cell office:value-type="string" table:style-name="ce36">
            <text:p>% pauta completa sobre Población a Vacunar INE</text:p>
          </table:table-cell>
          <table:table-cell table:number-columns-repeated="16359" table:style-name="ce37"/>
        </table:table-row>
        <table:table-row table:style-name="ro4">
          <table:table-cell office:value-type="string" table:style-name="ce38">
            <text:p>Andalucía</text:p>
          </table:table-cell>
          <table:table-cell office:value-type="float" office:value="418310" table:style-name="ce39">
            <text:p>418.310</text:p>
          </table:table-cell>
          <table:table-cell office:value-type="float" office:value="413516" table:style-name="ce39">
            <text:p>413.516</text:p>
          </table:table-cell>
          <table:table-cell office:value-type="percentage" office:value="1" table:style-name="ce40">
            <text:p>100,0%</text:p>
          </table:table-cell>
          <table:table-cell office:value-type="float" office:value="572226" table:style-name="ce39">
            <text:p>572.226</text:p>
          </table:table-cell>
          <table:table-cell office:value-type="float" office:value="650381" table:style-name="ce39">
            <text:p>650.381</text:p>
          </table:table-cell>
          <table:table-cell office:value-type="percentage" office:value="0.87983197541133584" table:style-name="ce40">
            <text:p>88,0%</text:p>
          </table:table-cell>
          <table:table-cell office:value-type="float" office:value="100466" table:style-name="ce39">
            <text:p>100.466</text:p>
          </table:table-cell>
          <table:table-cell office:value-type="float" office:value="916147" table:style-name="ce39">
            <text:p>916.147</text:p>
          </table:table-cell>
          <table:table-cell office:value-type="percentage" office:value="0.10966144079498159" table:style-name="ce40">
            <text:p>11,0%</text:p>
          </table:table-cell>
          <table:table-cell office:value-type="float" office:value="89909" table:style-name="ce39">
            <text:p>89.909</text:p>
          </table:table-cell>
          <table:table-cell office:value-type="float" office:value="1265021" table:style-name="ce39">
            <text:p>1.265.021</text:p>
          </table:table-cell>
          <table:table-cell office:value-type="percentage" office:value="7.107312843027902E-2" table:style-name="ce40">
            <text:p>7,1%</text:p>
          </table:table-cell>
          <table:table-cell office:value-type="float" office:value="159996" table:style-name="ce39">
            <text:p>159.996</text:p>
          </table:table-cell>
          <table:table-cell office:value-type="float" office:value="3009381" table:style-name="ce39">
            <text:p>3.009.381</text:p>
          </table:table-cell>
          <table:table-cell office:value-type="percentage" office:value="5.3165750697568702E-2" table:style-name="ce40">
            <text:p>5,3%</text:p>
          </table:table-cell>
          <table:table-cell office:value-type="float" office:value="15541" table:style-name="ce39">
            <text:p>15.541</text:p>
          </table:table-cell>
          <table:table-cell office:value-type="float" office:value="625846" table:style-name="ce39">
            <text:p>625.846</text:p>
          </table:table-cell>
          <table:table-cell office:value-type="percentage" office:value="2.4831987421825817E-2" table:style-name="ce40">
            <text:p>2,5%</text:p>
          </table:table-cell>
          <table:table-cell office:value-type="float" office:value="350" table:style-name="ce39">
            <text:p>350</text:p>
          </table:table-cell>
          <table:table-cell office:value-type="float" office:value="181921" table:style-name="ce39">
            <text:p>181.921</text:p>
          </table:table-cell>
          <table:table-cell office:value-type="percentage" office:value="1.9239120277483083E-3" table:style-name="ce40">
            <text:p>0,2%</text:p>
          </table:table-cell>
          <table:table-cell office:value-type="float" office:value="1356798" table:style-name="ce39">
            <text:p>1.356.798</text:p>
          </table:table-cell>
          <table:table-cell office:value-type="float" office:value="7062213" table:style-name="ce39">
            <text:p>7.062.213</text:p>
          </table:table-cell>
          <table:table-cell office:value-type="percentage" office:value="0.19212079839563037" table:style-name="ce40">
            <text:p>19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ragón</text:p>
          </table:table-cell>
          <table:table-cell office:value-type="float" office:value="97786" table:style-name="ce42">
            <text:p>97.786</text:p>
          </table:table-cell>
          <table:table-cell office:value-type="float" office:value="98807" table:style-name="ce42">
            <text:p>98.807</text:p>
          </table:table-cell>
          <table:table-cell office:value-type="percentage" office:value="0.98966672401752909" table:style-name="ce43">
            <text:p>99,0%</text:p>
          </table:table-cell>
          <table:table-cell office:value-type="float" office:value="105615" table:style-name="ce42">
            <text:p>105.615</text:p>
          </table:table-cell>
          <table:table-cell office:value-type="float" office:value="118955" table:style-name="ce42">
            <text:p>118.955</text:p>
          </table:table-cell>
          <table:table-cell office:value-type="percentage" office:value="0.88785675255348662" table:style-name="ce43">
            <text:p>88,8%</text:p>
          </table:table-cell>
          <table:table-cell office:value-type="float" office:value="32252" table:style-name="ce42">
            <text:p>32.252</text:p>
          </table:table-cell>
          <table:table-cell office:value-type="float" office:value="156367" table:style-name="ce42">
            <text:p>156.367</text:p>
          </table:table-cell>
          <table:table-cell office:value-type="percentage" office:value="0.20625835374471596" table:style-name="ce43">
            <text:p>20,6%</text:p>
          </table:table-cell>
          <table:table-cell office:value-type="float" office:value="16214" table:style-name="ce42">
            <text:p>16.214</text:p>
          </table:table-cell>
          <table:table-cell office:value-type="float" office:value="198266" table:style-name="ce42">
            <text:p>198.266</text:p>
          </table:table-cell>
          <table:table-cell office:value-type="percentage" office:value="8.1779024139287629E-2" table:style-name="ce43">
            <text:p>8,2%</text:p>
          </table:table-cell>
          <table:table-cell office:value-type="float" office:value="24087" table:style-name="ce42">
            <text:p>24.087</text:p>
          </table:table-cell>
          <table:table-cell office:value-type="float" office:value="446083" table:style-name="ce42">
            <text:p>446.083</text:p>
          </table:table-cell>
          <table:table-cell office:value-type="percentage" office:value="5.3996677748311413E-2" table:style-name="ce43">
            <text:p>5,4%</text:p>
          </table:table-cell>
          <table:table-cell office:value-type="float" office:value="1634" table:style-name="ce42">
            <text:p>1.634</text:p>
          </table:table-cell>
          <table:table-cell office:value-type="float" office:value="89180" table:style-name="ce42">
            <text:p>89.180</text:p>
          </table:table-cell>
          <table:table-cell office:value-type="percentage" office:value="1.8322493832697913E-2" table:style-name="ce43">
            <text:p>1,8%</text:p>
          </table:table-cell>
          <table:table-cell office:value-type="float" office:value="31" table:style-name="ce42">
            <text:p>31</text:p>
          </table:table-cell>
          <table:table-cell office:value-type="float" office:value="25106" table:style-name="ce42">
            <text:p>25.106</text:p>
          </table:table-cell>
          <table:table-cell office:value-type="percentage" office:value="1.2347645981040389E-3" table:style-name="ce43">
            <text:p>0,1%</text:p>
          </table:table-cell>
          <table:table-cell office:value-type="float" office:value="277619" table:style-name="ce42">
            <text:p>277.619</text:p>
          </table:table-cell>
          <table:table-cell office:value-type="float" office:value="1132764" table:style-name="ce42">
            <text:p>1.132.764</text:p>
          </table:table-cell>
          <table:table-cell office:value-type="percentage" office:value="0.24508105836696786" table:style-name="ce43">
            <text:p>24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Asturias<text:s/></text:p>
          </table:table-cell>
          <table:table-cell office:value-type="float" office:value="85835" table:style-name="ce42">
            <text:p>85.835</text:p>
          </table:table-cell>
          <table:table-cell office:value-type="float" office:value="87826" table:style-name="ce42">
            <text:p>87.826</text:p>
          </table:table-cell>
          <table:table-cell office:value-type="percentage" office:value="0.97733017557443125" table:style-name="ce43">
            <text:p>97,7%</text:p>
          </table:table-cell>
          <table:table-cell office:value-type="float" office:value="96193" table:style-name="ce42">
            <text:p>96.193</text:p>
          </table:table-cell>
          <table:table-cell office:value-type="float" office:value="109249" table:style-name="ce42">
            <text:p>109.249</text:p>
          </table:table-cell>
          <table:table-cell office:value-type="percentage" office:value="0.88049318529231391" table:style-name="ce43">
            <text:p>88,0%</text:p>
          </table:table-cell>
          <table:table-cell office:value-type="float" office:value="15310" table:style-name="ce42">
            <text:p>15.310</text:p>
          </table:table-cell>
          <table:table-cell office:value-type="float" office:value="149652" table:style-name="ce42">
            <text:p>149.652</text:p>
          </table:table-cell>
          <table:table-cell office:value-type="percentage" office:value="0.10230401197444738" table:style-name="ce43">
            <text:p>10,2%</text:p>
          </table:table-cell>
          <table:table-cell office:value-type="float" office:value="19910" table:style-name="ce42">
            <text:p>19.910</text:p>
          </table:table-cell>
          <table:table-cell office:value-type="float" office:value="162645" table:style-name="ce42">
            <text:p>162.645</text:p>
          </table:table-cell>
          <table:table-cell office:value-type="percentage" office:value="0.12241384610655108" table:style-name="ce43">
            <text:p>12,2%</text:p>
          </table:table-cell>
          <table:table-cell office:value-type="float" office:value="33333" table:style-name="ce42">
            <text:p>33.333</text:p>
          </table:table-cell>
          <table:table-cell office:value-type="float" office:value="322095" table:style-name="ce42">
            <text:p>322.095</text:p>
          </table:table-cell>
          <table:table-cell office:value-type="percentage" office:value="0.10348810133656219" table:style-name="ce43">
            <text:p>10,3%</text:p>
          </table:table-cell>
          <table:table-cell office:value-type="float" office:value="3696" table:style-name="ce42">
            <text:p>3.696</text:p>
          </table:table-cell>
          <table:table-cell office:value-type="float" office:value="54179" table:style-name="ce42">
            <text:p>54.179</text:p>
          </table:table-cell>
          <table:table-cell office:value-type="percentage" office:value="6.8218313368648364E-2" table:style-name="ce43">
            <text:p>6,8%</text:p>
          </table:table-cell>
          <table:table-cell office:value-type="float" office:value="36" table:style-name="ce42">
            <text:p>36</text:p>
          </table:table-cell>
          <table:table-cell office:value-type="float" office:value="15563" table:style-name="ce42">
            <text:p>15.563</text:p>
          </table:table-cell>
          <table:table-cell office:value-type="percentage" office:value="2.3131786930540386E-3" table:style-name="ce43">
            <text:p>0,2%</text:p>
          </table:table-cell>
          <table:table-cell office:value-type="float" office:value="254313" table:style-name="ce42">
            <text:p>254.313</text:p>
          </table:table-cell>
          <table:table-cell office:value-type="float" office:value="901209" table:style-name="ce42">
            <text:p>901.209</text:p>
          </table:table-cell>
          <table:table-cell office:value-type="percentage" office:value="0.28219092352606334" table:style-name="ce43">
            <text:p>28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Baleares</text:p>
          </table:table-cell>
          <table:table-cell office:value-type="float" office:value="48398" table:style-name="ce42">
            <text:p>48.398</text:p>
          </table:table-cell>
          <table:table-cell office:value-type="float" office:value="49542" table:style-name="ce42">
            <text:p>49.542</text:p>
          </table:table-cell>
          <table:table-cell office:value-type="percentage" office:value="0.97690848169230149" table:style-name="ce43">
            <text:p>97,7%</text:p>
          </table:table-cell>
          <table:table-cell office:value-type="float" office:value="60417" table:style-name="ce42">
            <text:p>60.417</text:p>
          </table:table-cell>
          <table:table-cell office:value-type="float" office:value="80516" table:style-name="ce42">
            <text:p>80.516</text:p>
          </table:table-cell>
          <table:table-cell office:value-type="percentage" office:value="0.75037259675095636" table:style-name="ce43">
            <text:p>75,0%</text:p>
          </table:table-cell>
          <table:table-cell office:value-type="float" office:value="6442" table:style-name="ce42">
            <text:p>6.442</text:p>
          </table:table-cell>
          <table:table-cell office:value-type="float" office:value="117231" table:style-name="ce42">
            <text:p>117.231</text:p>
          </table:table-cell>
          <table:table-cell office:value-type="percentage" office:value="5.4951335397633728E-2" table:style-name="ce43">
            <text:p>5,5%</text:p>
          </table:table-cell>
          <table:table-cell office:value-type="float" office:value="9368" table:style-name="ce42">
            <text:p>9.368</text:p>
          </table:table-cell>
          <table:table-cell office:value-type="float" office:value="165797" table:style-name="ce42">
            <text:p>165.797</text:p>
          </table:table-cell>
          <table:table-cell office:value-type="percentage" office:value="5.6502831776208254E-2" table:style-name="ce43">
            <text:p>5,7%</text:p>
          </table:table-cell>
          <table:table-cell office:value-type="float" office:value="20332" table:style-name="ce42">
            <text:p>20.332</text:p>
          </table:table-cell>
          <table:table-cell office:value-type="float" office:value="464054" table:style-name="ce42">
            <text:p>464.054</text:p>
          </table:table-cell>
          <table:table-cell office:value-type="percentage" office:value="4.3813866489675772E-2" table:style-name="ce43">
            <text:p>4,4%</text:p>
          </table:table-cell>
          <table:table-cell office:value-type="float" office:value="1502" table:style-name="ce42">
            <text:p>1.502</text:p>
          </table:table-cell>
          <table:table-cell office:value-type="float" office:value="85839" table:style-name="ce42">
            <text:p>85.839</text:p>
          </table:table-cell>
          <table:table-cell office:value-type="percentage" office:value="1.7497873926769884E-2" table:style-name="ce43">
            <text:p>1,7%</text:p>
          </table:table-cell>
          <table:table-cell office:value-type="float" office:value="35" table:style-name="ce42">
            <text:p>35</text:p>
          </table:table-cell>
          <table:table-cell office:value-type="float" office:value="23300" table:style-name="ce42">
            <text:p>23.300</text:p>
          </table:table-cell>
          <table:table-cell office:value-type="percentage" office:value="1.5021459227467812E-3" table:style-name="ce43">
            <text:p>0,2%</text:p>
          </table:table-cell>
          <table:table-cell office:value-type="float" office:value="146494" table:style-name="ce42">
            <text:p>146.494</text:p>
          </table:table-cell>
          <table:table-cell office:value-type="float" office:value="986279" table:style-name="ce42">
            <text:p>986.279</text:p>
          </table:table-cell>
          <table:table-cell office:value-type="percentage" office:value="0.14853200767734079" table:style-name="ce43">
            <text:p>14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arias</text:p>
          </table:table-cell>
          <table:table-cell office:value-type="float" office:value="84944" table:style-name="ce42">
            <text:p>84.944</text:p>
          </table:table-cell>
          <table:table-cell office:value-type="float" office:value="90236" table:style-name="ce42">
            <text:p>90.236</text:p>
          </table:table-cell>
          <table:table-cell office:value-type="percentage" office:value="0.94135378341238529" table:style-name="ce43">
            <text:p>94,1%</text:p>
          </table:table-cell>
          <table:table-cell office:value-type="float" office:value="117505" table:style-name="ce42">
            <text:p>117.505</text:p>
          </table:table-cell>
          <table:table-cell office:value-type="float" office:value="154531" table:style-name="ce42">
            <text:p>154.531</text:p>
          </table:table-cell>
          <table:table-cell office:value-type="percentage" office:value="0.76039759012754726" table:style-name="ce43">
            <text:p>76,0%</text:p>
          </table:table-cell>
          <table:table-cell office:value-type="float" office:value="18719" table:style-name="ce42">
            <text:p>18.719</text:p>
          </table:table-cell>
          <table:table-cell office:value-type="float" office:value="235092" table:style-name="ce42">
            <text:p>235.092</text:p>
          </table:table-cell>
          <table:table-cell office:value-type="percentage" office:value="7.9624147142395324E-2" table:style-name="ce43">
            <text:p>8,0%</text:p>
          </table:table-cell>
          <table:table-cell office:value-type="float" office:value="26637" table:style-name="ce42">
            <text:p>26.637</text:p>
          </table:table-cell>
          <table:table-cell office:value-type="float" office:value="350512" table:style-name="ce42">
            <text:p>350.512</text:p>
          </table:table-cell>
          <table:table-cell office:value-type="percentage" office:value="7.5994545122563567E-2" table:style-name="ce43">
            <text:p>7,6%</text:p>
          </table:table-cell>
          <table:table-cell office:value-type="float" office:value="39080" table:style-name="ce42">
            <text:p>39.080</text:p>
          </table:table-cell>
          <table:table-cell office:value-type="float" office:value="832411" table:style-name="ce42">
            <text:p>832.411</text:p>
          </table:table-cell>
          <table:table-cell office:value-type="percentage" office:value="4.6947962004346408E-2" table:style-name="ce43">
            <text:p>4,7%</text:p>
          </table:table-cell>
          <table:table-cell office:value-type="float" office:value="2846" table:style-name="ce42">
            <text:p>2.846</text:p>
          </table:table-cell>
          <table:table-cell office:value-type="float" office:value="163899" table:style-name="ce42">
            <text:p>163.899</text:p>
          </table:table-cell>
          <table:table-cell office:value-type="percentage" office:value="1.736435243656154E-2" table:style-name="ce43">
            <text:p>1,7%</text:p>
          </table:table-cell>
          <table:table-cell office:value-type="float" office:value="50" table:style-name="ce42">
            <text:p>50</text:p>
          </table:table-cell>
          <table:table-cell office:value-type="float" office:value="44352" table:style-name="ce42">
            <text:p>44.352</text:p>
          </table:table-cell>
          <table:table-cell office:value-type="percentage" office:value="1.1273448773448773E-3" table:style-name="ce43">
            <text:p>0,1%</text:p>
          </table:table-cell>
          <table:table-cell office:value-type="float" office:value="289781" table:style-name="ce42">
            <text:p>289.781</text:p>
          </table:table-cell>
          <table:table-cell office:value-type="float" office:value="1871033" table:style-name="ce42">
            <text:p>1.871.033</text:p>
          </table:table-cell>
          <table:table-cell office:value-type="percentage" office:value="0.15487754625386083" table:style-name="ce43">
            <text:p>15,5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ntabria</text:p>
          </table:table-cell>
          <table:table-cell office:value-type="float" office:value="41181" table:style-name="ce42">
            <text:p>41.181</text:p>
          </table:table-cell>
          <table:table-cell office:value-type="float" office:value="41042" table:style-name="ce42">
            <text:p>41.042</text:p>
          </table:table-cell>
          <table:table-cell office:value-type="percentage" office:value="1" table:style-name="ce43">
            <text:p>100,0%</text:p>
          </table:table-cell>
          <table:table-cell office:value-type="float" office:value="47321" table:style-name="ce42">
            <text:p>47.321</text:p>
          </table:table-cell>
          <table:table-cell office:value-type="float" office:value="53066" table:style-name="ce42">
            <text:p>53.066</text:p>
          </table:table-cell>
          <table:table-cell office:value-type="percentage" office:value="0.89173858968077491" table:style-name="ce43">
            <text:p>89,2%</text:p>
          </table:table-cell>
          <table:table-cell office:value-type="float" office:value="5671" table:style-name="ce42">
            <text:p>5.671</text:p>
          </table:table-cell>
          <table:table-cell office:value-type="float" office:value="77345" table:style-name="ce42">
            <text:p>77.345</text:p>
          </table:table-cell>
          <table:table-cell office:value-type="percentage" office:value="7.3320835218824751E-2" table:style-name="ce43">
            <text:p>7,3%</text:p>
          </table:table-cell>
          <table:table-cell office:value-type="float" office:value="7059" table:style-name="ce42">
            <text:p>7.059</text:p>
          </table:table-cell>
          <table:table-cell office:value-type="float" office:value="89964" table:style-name="ce42">
            <text:p>89.964</text:p>
          </table:table-cell>
          <table:table-cell office:value-type="percentage" office:value="7.8464719221021745E-2" table:style-name="ce43">
            <text:p>7,8%</text:p>
          </table:table-cell>
          <table:table-cell office:value-type="float" office:value="12379" table:style-name="ce42">
            <text:p>12.379</text:p>
          </table:table-cell>
          <table:table-cell office:value-type="float" office:value="194241" table:style-name="ce42">
            <text:p>194.241</text:p>
          </table:table-cell>
          <table:table-cell office:value-type="percentage" office:value="6.3730108473494265E-2" table:style-name="ce43">
            <text:p>6,4%</text:p>
          </table:table-cell>
          <table:table-cell office:value-type="float" office:value="729" table:style-name="ce42">
            <text:p>729</text:p>
          </table:table-cell>
          <table:table-cell office:value-type="float" office:value="34935" table:style-name="ce42">
            <text:p>34.935</text:p>
          </table:table-cell>
          <table:table-cell office:value-type="percentage" office:value="2.0867325032202663E-2" table:style-name="ce43">
            <text:p>2,1%</text:p>
          </table:table-cell>
          <table:table-cell office:value-type="float" office:value="5" table:style-name="ce42">
            <text:p>5</text:p>
          </table:table-cell>
          <table:table-cell office:value-type="float" office:value="10791" table:style-name="ce42">
            <text:p>10.791</text:p>
          </table:table-cell>
          <table:table-cell office:value-type="percentage" office:value="4.6334908720229822E-4" table:style-name="ce43">
            <text:p>0,0%</text:p>
          </table:table-cell>
          <table:table-cell office:value-type="float" office:value="114345" table:style-name="ce42">
            <text:p>114.345</text:p>
          </table:table-cell>
          <table:table-cell office:value-type="float" office:value="501384" table:style-name="ce42">
            <text:p>501.384</text:p>
          </table:table-cell>
          <table:table-cell office:value-type="percentage" office:value="0.22805873342587718" table:style-name="ce43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y Leon</text:p>
          </table:table-cell>
          <table:table-cell office:value-type="float" office:value="223457" table:style-name="ce42">
            <text:p>223.457</text:p>
          </table:table-cell>
          <table:table-cell office:value-type="float" office:value="223657" table:style-name="ce42">
            <text:p>223.657</text:p>
          </table:table-cell>
          <table:table-cell office:value-type="percentage" office:value="0.9991057735729264" table:style-name="ce43">
            <text:p>99,9%</text:p>
          </table:table-cell>
          <table:table-cell office:value-type="float" office:value="227640" table:style-name="ce42">
            <text:p>227.640</text:p>
          </table:table-cell>
          <table:table-cell office:value-type="float" office:value="245410" table:style-name="ce42">
            <text:p>245.410</text:p>
          </table:table-cell>
          <table:table-cell office:value-type="percentage" office:value="0.927590562731755" table:style-name="ce43">
            <text:p>92,8%</text:p>
          </table:table-cell>
          <table:table-cell office:value-type="float" office:value="54261" table:style-name="ce42">
            <text:p>54.261</text:p>
          </table:table-cell>
          <table:table-cell office:value-type="float" office:value="318575" table:style-name="ce42">
            <text:p>318.575</text:p>
          </table:table-cell>
          <table:table-cell office:value-type="percentage" office:value="0.17032409950561092" table:style-name="ce43">
            <text:p>17,0%</text:p>
          </table:table-cell>
          <table:table-cell office:value-type="float" office:value="33832" table:style-name="ce42">
            <text:p>33.832</text:p>
          </table:table-cell>
          <table:table-cell office:value-type="float" office:value="381175" table:style-name="ce42">
            <text:p>381.175</text:p>
          </table:table-cell>
          <table:table-cell office:value-type="percentage" office:value="8.875713255066571E-2" table:style-name="ce43">
            <text:p>8,9%</text:p>
          </table:table-cell>
          <table:table-cell office:value-type="float" office:value="45935" table:style-name="ce42">
            <text:p>45.935</text:p>
          </table:table-cell>
          <table:table-cell office:value-type="float" office:value="738950" table:style-name="ce42">
            <text:p>738.950</text:p>
          </table:table-cell>
          <table:table-cell office:value-type="percentage" office:value="6.2162527911225389E-2" table:style-name="ce43">
            <text:p>6,2%</text:p>
          </table:table-cell>
          <table:table-cell office:value-type="float" office:value="3014" table:style-name="ce42">
            <text:p>3.014</text:p>
          </table:table-cell>
          <table:table-cell office:value-type="float" office:value="144422" table:style-name="ce42">
            <text:p>144.422</text:p>
          </table:table-cell>
          <table:table-cell office:value-type="percentage" office:value="2.0869396629322402E-2" table:style-name="ce43">
            <text:p>2,1%</text:p>
          </table:table-cell>
          <table:table-cell office:value-type="float" office:value="104" table:style-name="ce42">
            <text:p>104</text:p>
          </table:table-cell>
          <table:table-cell office:value-type="float" office:value="40684" table:style-name="ce42">
            <text:p>40.684</text:p>
          </table:table-cell>
          <table:table-cell office:value-type="percentage" office:value="2.5562874840232034E-3" table:style-name="ce43">
            <text:p>0,3%</text:p>
          </table:table-cell>
          <table:table-cell office:value-type="float" office:value="588243" table:style-name="ce42">
            <text:p>588.243</text:p>
          </table:table-cell>
          <table:table-cell office:value-type="float" office:value="2092873" table:style-name="ce42">
            <text:p>2.092.873</text:p>
          </table:table-cell>
          <table:table-cell office:value-type="percentage" office:value="0.28106961100840805" table:style-name="ce43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stilla - La Mancha</text:p>
          </table:table-cell>
          <table:table-cell office:value-type="float" office:value="133182" table:style-name="ce42">
            <text:p>133.182</text:p>
          </table:table-cell>
          <table:table-cell office:value-type="float" office:value="135194" table:style-name="ce42">
            <text:p>135.194</text:p>
          </table:table-cell>
          <table:table-cell office:value-type="percentage" office:value="0.98511768273739964" table:style-name="ce43">
            <text:p>98,5%</text:p>
          </table:table-cell>
          <table:table-cell office:value-type="float" office:value="141058" table:style-name="ce42">
            <text:p>141.058</text:p>
          </table:table-cell>
          <table:table-cell office:value-type="float" office:value="159101" table:style-name="ce42">
            <text:p>159.101</text:p>
          </table:table-cell>
          <table:table-cell office:value-type="percentage" office:value="0.88659405032023686" table:style-name="ce43">
            <text:p>88,7%</text:p>
          </table:table-cell>
          <table:table-cell office:value-type="float" office:value="23497" table:style-name="ce42">
            <text:p>23.497</text:p>
          </table:table-cell>
          <table:table-cell office:value-type="float" office:value="218444" table:style-name="ce42">
            <text:p>218.444</text:p>
          </table:table-cell>
          <table:table-cell office:value-type="percentage" office:value="0.10756532566699016" table:style-name="ce43">
            <text:p>10,8%</text:p>
          </table:table-cell>
          <table:table-cell office:value-type="float" office:value="35242" table:style-name="ce42">
            <text:p>35.242</text:p>
          </table:table-cell>
          <table:table-cell office:value-type="float" office:value="307478" table:style-name="ce42">
            <text:p>307.478</text:p>
          </table:table-cell>
          <table:table-cell office:value-type="percentage" office:value="0.11461633027403587" table:style-name="ce43">
            <text:p>11,5%</text:p>
          </table:table-cell>
          <table:table-cell office:value-type="float" office:value="38889" table:style-name="ce42">
            <text:p>38.889</text:p>
          </table:table-cell>
          <table:table-cell office:value-type="float" office:value="707865" table:style-name="ce42">
            <text:p>707.865</text:p>
          </table:table-cell>
          <table:table-cell office:value-type="percentage" office:value="5.4938441652009916E-2" table:style-name="ce43">
            <text:p>5,5%</text:p>
          </table:table-cell>
          <table:table-cell office:value-type="float" office:value="4268" table:style-name="ce42">
            <text:p>4.268</text:p>
          </table:table-cell>
          <table:table-cell office:value-type="float" office:value="149518" table:style-name="ce42">
            <text:p>149.518</text:p>
          </table:table-cell>
          <table:table-cell office:value-type="percentage" office:value="2.8545058120092563E-2" table:style-name="ce43">
            <text:p>2,9%</text:p>
          </table:table-cell>
          <table:table-cell office:value-type="float" office:value="96" table:style-name="ce42">
            <text:p>96</text:p>
          </table:table-cell>
          <table:table-cell office:value-type="float" office:value="42364" table:style-name="ce42">
            <text:p>42.364</text:p>
          </table:table-cell>
          <table:table-cell office:value-type="percentage" office:value="2.2660749693135681E-3" table:style-name="ce43">
            <text:p>0,2%</text:p>
          </table:table-cell>
          <table:table-cell office:value-type="float" office:value="376232" table:style-name="ce42">
            <text:p>376.232</text:p>
          </table:table-cell>
          <table:table-cell office:value-type="float" office:value="1719964" table:style-name="ce42">
            <text:p>1.719.964</text:p>
          </table:table-cell>
          <table:table-cell office:value-type="percentage" office:value="0.21874411324888196" table:style-name="ce43">
            <text:p>21,9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ataluña</text:p>
          </table:table-cell>
          <table:table-cell office:value-type="float" office:value="438566" table:style-name="ce42">
            <text:p>438.566</text:p>
          </table:table-cell>
          <table:table-cell office:value-type="float" office:value="447196" table:style-name="ce42">
            <text:p>447.196</text:p>
          </table:table-cell>
          <table:table-cell office:value-type="percentage" office:value="0.98070197407848014" table:style-name="ce43">
            <text:p>98,1%</text:p>
          </table:table-cell>
          <table:table-cell office:value-type="float" office:value="425421" table:style-name="ce42">
            <text:p>425.421</text:p>
          </table:table-cell>
          <table:table-cell office:value-type="float" office:value="635292" table:style-name="ce42">
            <text:p>635.292</text:p>
          </table:table-cell>
          <table:table-cell office:value-type="percentage" office:value="0.66964639882132937" table:style-name="ce43">
            <text:p>67,0%</text:p>
          </table:table-cell>
          <table:table-cell office:value-type="float" office:value="71672" table:style-name="ce42">
            <text:p>71.672</text:p>
          </table:table-cell>
          <table:table-cell office:value-type="float" office:value="837584" table:style-name="ce42">
            <text:p>837.584</text:p>
          </table:table-cell>
          <table:table-cell office:value-type="percentage" office:value="8.5569924926932703E-2" table:style-name="ce43">
            <text:p>8,6%</text:p>
          </table:table-cell>
          <table:table-cell office:value-type="float" office:value="87224" table:style-name="ce42">
            <text:p>87.224</text:p>
          </table:table-cell>
          <table:table-cell office:value-type="float" office:value="1091780" table:style-name="ce42">
            <text:p>1.091.780</text:p>
          </table:table-cell>
          <table:table-cell office:value-type="percentage" office:value="7.9891553243327404E-2" table:style-name="ce43">
            <text:p>8,0%</text:p>
          </table:table-cell>
          <table:table-cell office:value-type="float" office:value="153624" table:style-name="ce42">
            <text:p>153.624</text:p>
          </table:table-cell>
          <table:table-cell office:value-type="float" office:value="2803626" table:style-name="ce42">
            <text:p>2.803.626</text:p>
          </table:table-cell>
          <table:table-cell office:value-type="percentage" office:value="5.4794755077888418E-2" table:style-name="ce43">
            <text:p>5,5%</text:p>
          </table:table-cell>
          <table:table-cell office:value-type="float" office:value="20897" table:style-name="ce42">
            <text:p>20.897</text:p>
          </table:table-cell>
          <table:table-cell office:value-type="float" office:value="556316" table:style-name="ce42">
            <text:p>556.316</text:p>
          </table:table-cell>
          <table:table-cell office:value-type="percentage" office:value="3.7563183514405483E-2" table:style-name="ce43">
            <text:p>3,8%</text:p>
          </table:table-cell>
          <table:table-cell office:value-type="float" office:value="373" table:style-name="ce42">
            <text:p>373</text:p>
          </table:table-cell>
          <table:table-cell office:value-type="float" office:value="159864" table:style-name="ce42">
            <text:p>159.864</text:p>
          </table:table-cell>
          <table:table-cell office:value-type="percentage" office:value="2.3332332482610221E-3" table:style-name="ce43">
            <text:p>0,2%</text:p>
          </table:table-cell>
          <table:table-cell office:value-type="float" office:value="1197777" table:style-name="ce42">
            <text:p>1.197.777</text:p>
          </table:table-cell>
          <table:table-cell office:value-type="float" office:value="6531658" table:style-name="ce42">
            <text:p>6.531.658</text:p>
          </table:table-cell>
          <table:table-cell office:value-type="percentage" office:value="0.18338023821822882" table:style-name="ce43">
            <text:p>18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. Valenciana</text:p>
          </table:table-cell>
          <table:table-cell office:value-type="float" office:value="283760" table:style-name="ce42">
            <text:p>283.760</text:p>
          </table:table-cell>
          <table:table-cell office:value-type="float" office:value="276531" table:style-name="ce42">
            <text:p>276.531</text:p>
          </table:table-cell>
          <table:table-cell office:value-type="percentage" office:value="1" table:style-name="ce43">
            <text:p>100,0%</text:p>
          </table:table-cell>
          <table:table-cell office:value-type="float" office:value="338364" table:style-name="ce42">
            <text:p>338.364</text:p>
          </table:table-cell>
          <table:table-cell office:value-type="float" office:value="437862" table:style-name="ce42">
            <text:p>437.862</text:p>
          </table:table-cell>
          <table:table-cell office:value-type="percentage" office:value="0.77276402154103352" table:style-name="ce43">
            <text:p>77,3%</text:p>
          </table:table-cell>
          <table:table-cell office:value-type="float" office:value="31382" table:style-name="ce42">
            <text:p>31.382</text:p>
          </table:table-cell>
          <table:table-cell office:value-type="float" office:value="580728" table:style-name="ce42">
            <text:p>580.728</text:p>
          </table:table-cell>
          <table:table-cell office:value-type="percentage" office:value="5.403906820404733E-2" table:style-name="ce43">
            <text:p>5,4%</text:p>
          </table:table-cell>
          <table:table-cell office:value-type="float" office:value="43644" table:style-name="ce42">
            <text:p>43.644</text:p>
          </table:table-cell>
          <table:table-cell office:value-type="float" office:value="752334" table:style-name="ce42">
            <text:p>752.334</text:p>
          </table:table-cell>
          <table:table-cell office:value-type="percentage" office:value="5.8011468310617362E-2" table:style-name="ce43">
            <text:p>5,8%</text:p>
          </table:table-cell>
          <table:table-cell office:value-type="float" office:value="73156" table:style-name="ce42">
            <text:p>73.156</text:p>
          </table:table-cell>
          <table:table-cell office:value-type="float" office:value="1765967" table:style-name="ce42">
            <text:p>1.765.967</text:p>
          </table:table-cell>
          <table:table-cell office:value-type="percentage" office:value="4.1425462650208071E-2" table:style-name="ce43">
            <text:p>4,1%</text:p>
          </table:table-cell>
          <table:table-cell office:value-type="float" office:value="6020" table:style-name="ce42">
            <text:p>6.020</text:p>
          </table:table-cell>
          <table:table-cell office:value-type="float" office:value="352834" table:style-name="ce42">
            <text:p>352.834</text:p>
          </table:table-cell>
          <table:table-cell office:value-type="percentage" office:value="1.7061847781109529E-2" table:style-name="ce43">
            <text:p>1,7%</text:p>
          </table:table-cell>
          <table:table-cell office:value-type="float" office:value="125" table:style-name="ce42">
            <text:p>125</text:p>
          </table:table-cell>
          <table:table-cell office:value-type="float" office:value="103049" table:style-name="ce42">
            <text:p>103.049</text:p>
          </table:table-cell>
          <table:table-cell office:value-type="percentage" office:value="1.213015167541655E-3" table:style-name="ce43">
            <text:p>0,1%</text:p>
          </table:table-cell>
          <table:table-cell office:value-type="float" office:value="776451" table:style-name="ce42">
            <text:p>776.451</text:p>
          </table:table-cell>
          <table:table-cell office:value-type="float" office:value="4269305" table:style-name="ce42">
            <text:p>4.269.305</text:p>
          </table:table-cell>
          <table:table-cell office:value-type="percentage" office:value="0.18186824319180755" table:style-name="ce43">
            <text:p>18,2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Extremadura</text:p>
          </table:table-cell>
          <table:table-cell office:value-type="float" office:value="76126" table:style-name="ce42">
            <text:p>76.126</text:p>
          </table:table-cell>
          <table:table-cell office:value-type="float" office:value="76005" table:style-name="ce42">
            <text:p>76.005</text:p>
          </table:table-cell>
          <table:table-cell office:value-type="percentage" office:value="1" table:style-name="ce43">
            <text:p>100,0%</text:p>
          </table:table-cell>
          <table:table-cell office:value-type="float" office:value="87863" table:style-name="ce42">
            <text:p>87.863</text:p>
          </table:table-cell>
          <table:table-cell office:value-type="float" office:value="91876" table:style-name="ce42">
            <text:p>91.876</text:p>
          </table:table-cell>
          <table:table-cell office:value-type="percentage" office:value="0.95632156384692413" table:style-name="ce43">
            <text:p>95,6%</text:p>
          </table:table-cell>
          <table:table-cell office:value-type="float" office:value="13750" table:style-name="ce42">
            <text:p>13.750</text:p>
          </table:table-cell>
          <table:table-cell office:value-type="float" office:value="125297" table:style-name="ce42">
            <text:p>125.297</text:p>
          </table:table-cell>
          <table:table-cell office:value-type="percentage" office:value="0.10973925951938195" table:style-name="ce43">
            <text:p>11,0%</text:p>
          </table:table-cell>
          <table:table-cell office:value-type="float" office:value="16508" table:style-name="ce42">
            <text:p>16.508</text:p>
          </table:table-cell>
          <table:table-cell office:value-type="float" office:value="169216" table:style-name="ce42">
            <text:p>169.216</text:p>
          </table:table-cell>
          <table:table-cell office:value-type="percentage" office:value="9.755578668683812E-2" table:style-name="ce43">
            <text:p>9,8%</text:p>
          </table:table-cell>
          <table:table-cell office:value-type="float" office:value="21558" table:style-name="ce42">
            <text:p>21.558</text:p>
          </table:table-cell>
          <table:table-cell office:value-type="float" office:value="351778" table:style-name="ce42">
            <text:p>351.778</text:p>
          </table:table-cell>
          <table:table-cell office:value-type="percentage" office:value="6.1282968235648619E-2" table:style-name="ce43">
            <text:p>6,1%</text:p>
          </table:table-cell>
          <table:table-cell office:value-type="float" office:value="1048" table:style-name="ce42">
            <text:p>1.048</text:p>
          </table:table-cell>
          <table:table-cell office:value-type="float" office:value="76088" table:style-name="ce42">
            <text:p>76.088</text:p>
          </table:table-cell>
          <table:table-cell office:value-type="percentage" office:value="1.3773525391651772E-2" table:style-name="ce43">
            <text:p>1,4%</text:p>
          </table:table-cell>
          <table:table-cell office:value-type="float" office:value="58" table:style-name="ce42">
            <text:p>58</text:p>
          </table:table-cell>
          <table:table-cell office:value-type="float" office:value="20953" table:style-name="ce42">
            <text:p>20.953</text:p>
          </table:table-cell>
          <table:table-cell office:value-type="percentage" office:value="2.7681000334081039E-3" table:style-name="ce43">
            <text:p>0,3%</text:p>
          </table:table-cell>
          <table:table-cell office:value-type="float" office:value="216911" table:style-name="ce42">
            <text:p>216.911</text:p>
          </table:table-cell>
          <table:table-cell office:value-type="float" office:value="911213" table:style-name="ce42">
            <text:p>911.213</text:p>
          </table:table-cell>
          <table:table-cell office:value-type="percentage" office:value="0.2380464282226" table:style-name="ce43">
            <text:p>23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Galicia</text:p>
          </table:table-cell>
          <table:table-cell office:value-type="float" office:value="235714" table:style-name="ce42">
            <text:p>235.714</text:p>
          </table:table-cell>
          <table:table-cell office:value-type="float" office:value="234302" table:style-name="ce42">
            <text:p>234.302</text:p>
          </table:table-cell>
          <table:table-cell office:value-type="percentage" office:value="1" table:style-name="ce43">
            <text:p>100,0%</text:p>
          </table:table-cell>
          <table:table-cell office:value-type="float" office:value="273851" table:style-name="ce42">
            <text:p>273.851</text:p>
          </table:table-cell>
          <table:table-cell office:value-type="float" office:value="289762" table:style-name="ce42">
            <text:p>289.762</text:p>
          </table:table-cell>
          <table:table-cell office:value-type="percentage" office:value="0.94508941821218795" table:style-name="ce43">
            <text:p>94,5%</text:p>
          </table:table-cell>
          <table:table-cell office:value-type="float" office:value="26319" table:style-name="ce42">
            <text:p>26.319</text:p>
          </table:table-cell>
          <table:table-cell office:value-type="float" office:value="346927" table:style-name="ce42">
            <text:p>346.927</text:p>
          </table:table-cell>
          <table:table-cell office:value-type="percentage" office:value="7.5863221945827217E-2" table:style-name="ce43">
            <text:p>7,6%</text:p>
          </table:table-cell>
          <table:table-cell office:value-type="float" office:value="28312" table:style-name="ce42">
            <text:p>28.312</text:p>
          </table:table-cell>
          <table:table-cell office:value-type="float" office:value="405889" table:style-name="ce42">
            <text:p>405.889</text:p>
          </table:table-cell>
          <table:table-cell office:value-type="percentage" office:value="6.9753060565819716E-2" table:style-name="ce43">
            <text:p>7,0%</text:p>
          </table:table-cell>
          <table:table-cell office:value-type="float" office:value="44109" table:style-name="ce42">
            <text:p>44.109</text:p>
          </table:table-cell>
          <table:table-cell office:value-type="float" office:value="889004" table:style-name="ce42">
            <text:p>889.004</text:p>
          </table:table-cell>
          <table:table-cell office:value-type="percentage" office:value="4.9616199702138576E-2" table:style-name="ce43">
            <text:p>5,0%</text:p>
          </table:table-cell>
          <table:table-cell office:value-type="float" office:value="1892" table:style-name="ce42">
            <text:p>1.892</text:p>
          </table:table-cell>
          <table:table-cell office:value-type="float" office:value="152745" table:style-name="ce42">
            <text:p>152.745</text:p>
          </table:table-cell>
          <table:table-cell office:value-type="percentage" office:value="1.2386657501063865E-2" table:style-name="ce43">
            <text:p>1,2%</text:p>
          </table:table-cell>
          <table:table-cell office:value-type="float" office:value="34" table:style-name="ce42">
            <text:p>34</text:p>
          </table:table-cell>
          <table:table-cell office:value-type="float" office:value="44014" table:style-name="ce42">
            <text:p>44.014</text:p>
          </table:table-cell>
          <table:table-cell office:value-type="percentage" office:value="7.7248148316444768E-4" table:style-name="ce43">
            <text:p>0,1%</text:p>
          </table:table-cell>
          <table:table-cell office:value-type="float" office:value="610231" table:style-name="ce42">
            <text:p>610.231</text:p>
          </table:table-cell>
          <table:table-cell office:value-type="float" office:value="2362643" table:style-name="ce42">
            <text:p>2.362.643</text:p>
          </table:table-cell>
          <table:table-cell office:value-type="percentage" office:value="0.25828320232891722" table:style-name="ce43">
            <text:p>25,8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La Rioja</text:p>
          </table:table-cell>
          <table:table-cell office:value-type="float" office:value="22842" table:style-name="ce42">
            <text:p>22.842</text:p>
          </table:table-cell>
          <table:table-cell office:value-type="float" office:value="22207" table:style-name="ce42">
            <text:p>22.207</text:p>
          </table:table-cell>
          <table:table-cell office:value-type="percentage" office:value="1" table:style-name="ce43">
            <text:p>100,0%</text:p>
          </table:table-cell>
          <table:table-cell office:value-type="float" office:value="26927" table:style-name="ce42">
            <text:p>26.927</text:p>
          </table:table-cell>
          <table:table-cell office:value-type="float" office:value="28125" table:style-name="ce42">
            <text:p>28.125</text:p>
          </table:table-cell>
          <table:table-cell office:value-type="percentage" office:value="0.95740444444444439" table:style-name="ce43">
            <text:p>95,7%</text:p>
          </table:table-cell>
          <table:table-cell office:value-type="float" office:value="5607" table:style-name="ce42">
            <text:p>5.607</text:p>
          </table:table-cell>
          <table:table-cell office:value-type="float" office:value="37718" table:style-name="ce42">
            <text:p>37.718</text:p>
          </table:table-cell>
          <table:table-cell office:value-type="percentage" office:value="0.14865581420011664" table:style-name="ce43">
            <text:p>14,9%</text:p>
          </table:table-cell>
          <table:table-cell office:value-type="float" office:value="4453" table:style-name="ce42">
            <text:p>4.453</text:p>
          </table:table-cell>
          <table:table-cell office:value-type="float" office:value="47664" table:style-name="ce42">
            <text:p>47.664</text:p>
          </table:table-cell>
          <table:table-cell office:value-type="percentage" office:value="9.34248069822088E-2" table:style-name="ce43">
            <text:p>9,3%</text:p>
          </table:table-cell>
          <table:table-cell office:value-type="float" office:value="5067" table:style-name="ce42">
            <text:p>5.067</text:p>
          </table:table-cell>
          <table:table-cell office:value-type="float" office:value="107618" table:style-name="ce42">
            <text:p>107.618</text:p>
          </table:table-cell>
          <table:table-cell office:value-type="percentage" office:value="4.7083201694883753E-2" table:style-name="ce43">
            <text:p>4,7%</text:p>
          </table:table-cell>
          <table:table-cell office:value-type="float" office:value="429" table:style-name="ce42">
            <text:p>429</text:p>
          </table:table-cell>
          <table:table-cell office:value-type="float" office:value="21170" table:style-name="ce42">
            <text:p>21.170</text:p>
          </table:table-cell>
          <table:table-cell office:value-type="percentage" office:value="2.0264525271610771E-2" table:style-name="ce43">
            <text:p>2,0%</text:p>
          </table:table-cell>
          <table:table-cell office:value-type="float" office:value="9" table:style-name="ce42">
            <text:p>9</text:p>
          </table:table-cell>
          <table:table-cell office:value-type="float" office:value="6286" table:style-name="ce42">
            <text:p>6.286</text:p>
          </table:table-cell>
          <table:table-cell office:value-type="percentage" office:value="1.4317531021317213E-3" table:style-name="ce43">
            <text:p>0,1%</text:p>
          </table:table-cell>
          <table:table-cell office:value-type="float" office:value="65334" table:style-name="ce42">
            <text:p>65.334</text:p>
          </table:table-cell>
          <table:table-cell office:value-type="float" office:value="270788" table:style-name="ce42">
            <text:p>270.788</text:p>
          </table:table-cell>
          <table:table-cell office:value-type="percentage" office:value="0.24127361626069102" table:style-name="ce43">
            <text:p>24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adrid</text:p>
          </table:table-cell>
          <table:table-cell office:value-type="float" office:value="358840" table:style-name="ce42">
            <text:p>358.840</text:p>
          </table:table-cell>
          <table:table-cell office:value-type="float" office:value="364122" table:style-name="ce42">
            <text:p>364.122</text:p>
          </table:table-cell>
          <table:table-cell office:value-type="percentage" office:value="0.98549387293269841" table:style-name="ce43">
            <text:p>98,5%</text:p>
          </table:table-cell>
          <table:table-cell office:value-type="float" office:value="425123" table:style-name="ce42">
            <text:p>425.123</text:p>
          </table:table-cell>
          <table:table-cell office:value-type="float" office:value="526081" table:style-name="ce42">
            <text:p>526.081</text:p>
          </table:table-cell>
          <table:table-cell office:value-type="percentage" office:value="0.80809419081852418" table:style-name="ce43">
            <text:p>80,8%</text:p>
          </table:table-cell>
          <table:table-cell office:value-type="float" office:value="73075" table:style-name="ce42">
            <text:p>73.075</text:p>
          </table:table-cell>
          <table:table-cell office:value-type="float" office:value="703323" table:style-name="ce42">
            <text:p>703.323</text:p>
          </table:table-cell>
          <table:table-cell office:value-type="percentage" office:value="0.10389963075286889" table:style-name="ce43">
            <text:p>10,4%</text:p>
          </table:table-cell>
          <table:table-cell office:value-type="float" office:value="83890" table:style-name="ce42">
            <text:p>83.890</text:p>
          </table:table-cell>
          <table:table-cell office:value-type="float" office:value="972783" table:style-name="ce42">
            <text:p>972.783</text:p>
          </table:table-cell>
          <table:table-cell office:value-type="percentage" office:value="8.6237115574593723E-2" table:style-name="ce43">
            <text:p>8,6%</text:p>
          </table:table-cell>
          <table:table-cell office:value-type="float" office:value="124479" table:style-name="ce42">
            <text:p>124.479</text:p>
          </table:table-cell>
          <table:table-cell office:value-type="float" office:value="2513737" table:style-name="ce42">
            <text:p>2.513.737</text:p>
          </table:table-cell>
          <table:table-cell office:value-type="percentage" office:value="4.9519500250026154E-2" table:style-name="ce43">
            <text:p>5,0%</text:p>
          </table:table-cell>
          <table:table-cell office:value-type="float" office:value="15660" table:style-name="ce42">
            <text:p>15.660</text:p>
          </table:table-cell>
          <table:table-cell office:value-type="float" office:value="479716" table:style-name="ce42">
            <text:p>479.716</text:p>
          </table:table-cell>
          <table:table-cell office:value-type="percentage" office:value="3.2644314552777061E-2" table:style-name="ce43">
            <text:p>3,3%</text:p>
          </table:table-cell>
          <table:table-cell office:value-type="float" office:value="244" table:style-name="ce42">
            <text:p>244</text:p>
          </table:table-cell>
          <table:table-cell office:value-type="float" office:value="135861" table:style-name="ce42">
            <text:p>135.861</text:p>
          </table:table-cell>
          <table:table-cell office:value-type="percentage" office:value="1.7959532168907927E-3" table:style-name="ce43">
            <text:p>0,2%</text:p>
          </table:table-cell>
          <table:table-cell office:value-type="float" office:value="1081311" table:style-name="ce42">
            <text:p>1.081.311</text:p>
          </table:table-cell>
          <table:table-cell office:value-type="float" office:value="5695623" table:style-name="ce42">
            <text:p>5.695.623</text:p>
          </table:table-cell>
          <table:table-cell office:value-type="percentage" office:value="0.18984946861827057" table:style-name="ce43">
            <text:p>19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urcia</text:p>
          </table:table-cell>
          <table:table-cell office:value-type="float" office:value="70797" table:style-name="ce42">
            <text:p>70.797</text:p>
          </table:table-cell>
          <table:table-cell office:value-type="float" office:value="69771" table:style-name="ce42">
            <text:p>69.771</text:p>
          </table:table-cell>
          <table:table-cell office:value-type="percentage" office:value="1" table:style-name="ce43">
            <text:p>100,0%</text:p>
          </table:table-cell>
          <table:table-cell office:value-type="float" office:value="84410" table:style-name="ce42">
            <text:p>84.410</text:p>
          </table:table-cell>
          <table:table-cell office:value-type="float" office:value="102899" table:style-name="ce42">
            <text:p>102.899</text:p>
          </table:table-cell>
          <table:table-cell office:value-type="percentage" office:value="0.82031895353696338" table:style-name="ce43">
            <text:p>82,0%</text:p>
          </table:table-cell>
          <table:table-cell office:value-type="float" office:value="18611" table:style-name="ce42">
            <text:p>18.611</text:p>
          </table:table-cell>
          <table:table-cell office:value-type="float" office:value="146909" table:style-name="ce42">
            <text:p>146.909</text:p>
          </table:table-cell>
          <table:table-cell office:value-type="percentage" office:value="0.12668386552219402" table:style-name="ce43">
            <text:p>12,7%</text:p>
          </table:table-cell>
          <table:table-cell office:value-type="float" office:value="20773" table:style-name="ce42">
            <text:p>20.773</text:p>
          </table:table-cell>
          <table:table-cell office:value-type="float" office:value="213256" table:style-name="ce42">
            <text:p>213.256</text:p>
          </table:table-cell>
          <table:table-cell office:value-type="percentage" office:value="9.7408748171212062E-2" table:style-name="ce43">
            <text:p>9,7%</text:p>
          </table:table-cell>
          <table:table-cell office:value-type="float" office:value="28651" table:style-name="ce42">
            <text:p>28.651</text:p>
          </table:table-cell>
          <table:table-cell office:value-type="float" office:value="551265" table:style-name="ce42">
            <text:p>551.265</text:p>
          </table:table-cell>
          <table:table-cell office:value-type="percentage" office:value="5.1973188938169483E-2" table:style-name="ce43">
            <text:p>5,2%</text:p>
          </table:table-cell>
          <table:table-cell office:value-type="float" office:value="2640" table:style-name="ce42">
            <text:p>2.640</text:p>
          </table:table-cell>
          <table:table-cell office:value-type="float" office:value="118667" table:style-name="ce42">
            <text:p>118.667</text:p>
          </table:table-cell>
          <table:table-cell office:value-type="percentage" office:value="2.2247128519301912E-2" table:style-name="ce43">
            <text:p>2,2%</text:p>
          </table:table-cell>
          <table:table-cell office:value-type="float" office:value="116" table:style-name="ce42">
            <text:p>116</text:p>
          </table:table-cell>
          <table:table-cell office:value-type="float" office:value="34712" table:style-name="ce42">
            <text:p>34.712</text:p>
          </table:table-cell>
          <table:table-cell office:value-type="percentage" office:value="3.3417838211569485E-3" table:style-name="ce43">
            <text:p>0,3%</text:p>
          </table:table-cell>
          <table:table-cell office:value-type="float" office:value="225998" table:style-name="ce42">
            <text:p>225.998</text:p>
          </table:table-cell>
          <table:table-cell office:value-type="float" office:value="1237479" table:style-name="ce42">
            <text:p>1.237.479</text:p>
          </table:table-cell>
          <table:table-cell office:value-type="percentage" office:value="0.18262774560214759" table:style-name="ce43">
            <text:p>18,3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Navarra</text:p>
          </table:table-cell>
          <table:table-cell office:value-type="float" office:value="41210" table:style-name="ce42">
            <text:p>41.210</text:p>
          </table:table-cell>
          <table:table-cell office:value-type="float" office:value="41166" table:style-name="ce42">
            <text:p>41.166</text:p>
          </table:table-cell>
          <table:table-cell office:value-type="percentage" office:value="1" table:style-name="ce43">
            <text:p>100,0%</text:p>
          </table:table-cell>
          <table:table-cell office:value-type="float" office:value="52359" table:style-name="ce42">
            <text:p>52.359</text:p>
          </table:table-cell>
          <table:table-cell office:value-type="float" office:value="55792" table:style-name="ce42">
            <text:p>55.792</text:p>
          </table:table-cell>
          <table:table-cell office:value-type="percentage" office:value="0.93846788069974185" table:style-name="ce43">
            <text:p>93,8%</text:p>
          </table:table-cell>
          <table:table-cell office:value-type="float" office:value="7488" table:style-name="ce42">
            <text:p>7.488</text:p>
          </table:table-cell>
          <table:table-cell office:value-type="float" office:value="73844" table:style-name="ce42">
            <text:p>73.844</text:p>
          </table:table-cell>
          <table:table-cell office:value-type="percentage" office:value="0.10140295758626293" table:style-name="ce43">
            <text:p>10,1%</text:p>
          </table:table-cell>
          <table:table-cell office:value-type="float" office:value="11941" table:style-name="ce42">
            <text:p>11.941</text:p>
          </table:table-cell>
          <table:table-cell office:value-type="float" office:value="96694" table:style-name="ce42">
            <text:p>96.694</text:p>
          </table:table-cell>
          <table:table-cell office:value-type="percentage" office:value="0.12349266759054336" table:style-name="ce43">
            <text:p>12,3%</text:p>
          </table:table-cell>
          <table:table-cell office:value-type="float" office:value="13420" table:style-name="ce42">
            <text:p>13.420</text:p>
          </table:table-cell>
          <table:table-cell office:value-type="float" office:value="223028" table:style-name="ce42">
            <text:p>223.028</text:p>
          </table:table-cell>
          <table:table-cell office:value-type="percentage" office:value="6.0171816991588502E-2" table:style-name="ce43">
            <text:p>6,0%</text:p>
          </table:table-cell>
          <table:table-cell office:value-type="float" office:value="1014" table:style-name="ce42">
            <text:p>1.014</text:p>
          </table:table-cell>
          <table:table-cell office:value-type="float" office:value="48505" table:style-name="ce42">
            <text:p>48.505</text:p>
          </table:table-cell>
          <table:table-cell office:value-type="percentage" office:value="2.0905061333883104E-2" table:style-name="ce43">
            <text:p>2,1%</text:p>
          </table:table-cell>
          <table:table-cell office:value-type="float" office:value="6" table:style-name="ce42">
            <text:p>6</text:p>
          </table:table-cell>
          <table:table-cell office:value-type="float" office:value="13906" table:style-name="ce42">
            <text:p>13.906</text:p>
          </table:table-cell>
          <table:table-cell office:value-type="percentage" office:value="4.3146843089313965E-4" table:style-name="ce43">
            <text:p>0,0%</text:p>
          </table:table-cell>
          <table:table-cell office:value-type="float" office:value="127438" table:style-name="ce42">
            <text:p>127.438</text:p>
          </table:table-cell>
          <table:table-cell office:value-type="float" office:value="552935" table:style-name="ce42">
            <text:p>552.935</text:p>
          </table:table-cell>
          <table:table-cell office:value-type="percentage" office:value="0.23047555318437069" table:style-name="ce43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País Vasco</text:p>
          </table:table-cell>
          <table:table-cell office:value-type="float" office:value="157029" table:style-name="ce42">
            <text:p>157.029</text:p>
          </table:table-cell>
          <table:table-cell office:value-type="float" office:value="157950" table:style-name="ce42">
            <text:p>157.950</text:p>
          </table:table-cell>
          <table:table-cell office:value-type="percentage" office:value="0.99416904083570745" table:style-name="ce43">
            <text:p>99,4%</text:p>
          </table:table-cell>
          <table:table-cell office:value-type="float" office:value="143416" table:style-name="ce42">
            <text:p>143.416</text:p>
          </table:table-cell>
          <table:table-cell office:value-type="float" office:value="213081" table:style-name="ce42">
            <text:p>213.081</text:p>
          </table:table-cell>
          <table:table-cell office:value-type="percentage" office:value="0.67305860212782931" table:style-name="ce43">
            <text:p>67,3%</text:p>
          </table:table-cell>
          <table:table-cell office:value-type="float" office:value="18232" table:style-name="ce42">
            <text:p>18.232</text:p>
          </table:table-cell>
          <table:table-cell office:value-type="float" office:value="280119" table:style-name="ce42">
            <text:p>280.119</text:p>
          </table:table-cell>
          <table:table-cell office:value-type="percentage" office:value="6.5086623899128587E-2" table:style-name="ce43">
            <text:p>6,5%</text:p>
          </table:table-cell>
          <table:table-cell office:value-type="float" office:value="33994" table:style-name="ce42">
            <text:p>33.994</text:p>
          </table:table-cell>
          <table:table-cell office:value-type="float" office:value="339977" table:style-name="ce42">
            <text:p>339.977</text:p>
          </table:table-cell>
          <table:table-cell office:value-type="percentage" office:value="9.9989116910849857E-2" table:style-name="ce43">
            <text:p>10,0%</text:p>
          </table:table-cell>
          <table:table-cell office:value-type="float" office:value="42008" table:style-name="ce42">
            <text:p>42.008</text:p>
          </table:table-cell>
          <table:table-cell office:value-type="float" office:value="724849" table:style-name="ce42">
            <text:p>724.849</text:p>
          </table:table-cell>
          <table:table-cell office:value-type="percentage" office:value="5.7954139413864132E-2" table:style-name="ce43">
            <text:p>5,8%</text:p>
          </table:table-cell>
          <table:table-cell office:value-type="float" office:value="3940" table:style-name="ce42">
            <text:p>3.940</text:p>
          </table:table-cell>
          <table:table-cell office:value-type="float" office:value="140323" table:style-name="ce42">
            <text:p>140.323</text:p>
          </table:table-cell>
          <table:table-cell office:value-type="percentage" office:value="2.8078077008045724E-2" table:style-name="ce43">
            <text:p>2,8%</text:p>
          </table:table-cell>
          <table:table-cell office:value-type="float" office:value="15" table:style-name="ce42">
            <text:p>15</text:p>
          </table:table-cell>
          <table:table-cell office:value-type="float" office:value="41824" table:style-name="ce42">
            <text:p>41.824</text:p>
          </table:table-cell>
          <table:table-cell office:value-type="percentage" office:value="3.5864575363427699E-4" table:style-name="ce43">
            <text:p>0,0%</text:p>
          </table:table-cell>
          <table:table-cell office:value-type="float" office:value="398634" table:style-name="ce42">
            <text:p>398.634</text:p>
          </table:table-cell>
          <table:table-cell office:value-type="float" office:value="1898123" table:style-name="ce42">
            <text:p>1.898.123</text:p>
          </table:table-cell>
          <table:table-cell office:value-type="percentage" office:value="0.21001484097711265" table:style-name="ce43">
            <text:p>21,0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Ceuta</text:p>
          </table:table-cell>
          <table:table-cell office:value-type="float" office:value="2247" table:style-name="ce42">
            <text:p>2.247</text:p>
          </table:table-cell>
          <table:table-cell office:value-type="float" office:value="2605" table:style-name="ce42">
            <text:p>2.605</text:p>
          </table:table-cell>
          <table:table-cell office:value-type="percentage" office:value="0.86257197696737042" table:style-name="ce43">
            <text:p>86,3%</text:p>
          </table:table-cell>
          <table:table-cell office:value-type="float" office:value="3432" table:style-name="ce42">
            <text:p>3.432</text:p>
          </table:table-cell>
          <table:table-cell office:value-type="float" office:value="4318" table:style-name="ce42">
            <text:p>4.318</text:p>
          </table:table-cell>
          <table:table-cell office:value-type="percentage" office:value="0.79481241315423812" table:style-name="ce43">
            <text:p>79,5%</text:p>
          </table:table-cell>
          <table:table-cell office:value-type="float" office:value="1018" table:style-name="ce42">
            <text:p>1.018</text:p>
          </table:table-cell>
          <table:table-cell office:value-type="float" office:value="7857" table:style-name="ce42">
            <text:p>7.857</text:p>
          </table:table-cell>
          <table:table-cell office:value-type="percentage" office:value="0.12956599210894743" table:style-name="ce43">
            <text:p>13,0%</text:p>
          </table:table-cell>
          <table:table-cell office:value-type="float" office:value="705" table:style-name="ce42">
            <text:p>705</text:p>
          </table:table-cell>
          <table:table-cell office:value-type="float" office:value="11556" table:style-name="ce42">
            <text:p>11.556</text:p>
          </table:table-cell>
          <table:table-cell office:value-type="percentage" office:value="6.1007268951194182E-2" table:style-name="ce43">
            <text:p>6,1%</text:p>
          </table:table-cell>
          <table:table-cell office:value-type="float" office:value="1131" table:style-name="ce42">
            <text:p>1.131</text:p>
          </table:table-cell>
          <table:table-cell office:value-type="float" office:value="30066" table:style-name="ce42">
            <text:p>30.066</text:p>
          </table:table-cell>
          <table:table-cell office:value-type="percentage" office:value="3.7617242067451609E-2" table:style-name="ce43">
            <text:p>3,8%</text:p>
          </table:table-cell>
          <table:table-cell office:value-type="float" office:value="115" table:style-name="ce42">
            <text:p>115</text:p>
          </table:table-cell>
          <table:table-cell office:value-type="float" office:value="7581" table:style-name="ce42">
            <text:p>7.581</text:p>
          </table:table-cell>
          <table:table-cell office:value-type="percentage" office:value="1.5169502704128743E-2" table:style-name="ce43">
            <text:p>1,5%</text:p>
          </table:table-cell>
          <table:table-cell office:value-type="float" office:value="5" table:style-name="ce42">
            <text:p>5</text:p>
          </table:table-cell>
          <table:table-cell office:value-type="float" office:value="2175" table:style-name="ce42">
            <text:p>2.175</text:p>
          </table:table-cell>
          <table:table-cell office:value-type="percentage" office:value="2.2988505747126436E-3" table:style-name="ce43">
            <text:p>0,2%</text:p>
          </table:table-cell>
          <table:table-cell office:value-type="float" office:value="8653" table:style-name="ce42">
            <text:p>8.653</text:p>
          </table:table-cell>
          <table:table-cell office:value-type="float" office:value="66158" table:style-name="ce42">
            <text:p>66.158</text:p>
          </table:table-cell>
          <table:table-cell office:value-type="percentage" office:value="0.13079295021010309" table:style-name="ce43">
            <text:p>13,1%</text:p>
          </table:table-cell>
          <table:table-cell table:number-columns-repeated="16359"/>
        </table:table-row>
        <table:table-row table:style-name="ro4">
          <table:table-cell office:value-type="string" table:style-name="ce41">
            <text:p>Melilla</text:p>
          </table:table-cell>
          <table:table-cell office:value-type="float" office:value="1788" table:style-name="ce42">
            <text:p>1.788</text:p>
          </table:table-cell>
          <table:table-cell office:value-type="float" office:value="2349" table:style-name="ce42">
            <text:p>2.349</text:p>
          </table:table-cell>
          <table:table-cell office:value-type="percentage" office:value="0.76117496807151974" table:style-name="ce43">
            <text:p>76,1%</text:p>
          </table:table-cell>
          <table:table-cell office:value-type="float" office:value="2779" table:style-name="ce42">
            <text:p>2.779</text:p>
          </table:table-cell>
          <table:table-cell office:value-type="float" office:value="3748" table:style-name="ce42">
            <text:p>3.748</text:p>
          </table:table-cell>
          <table:table-cell office:value-type="percentage" office:value="0.74146211312700105" table:style-name="ce43">
            <text:p>74,1%</text:p>
          </table:table-cell>
          <table:table-cell office:value-type="float" office:value="1733" table:style-name="ce42">
            <text:p>1.733</text:p>
          </table:table-cell>
          <table:table-cell office:value-type="float" office:value="7827" table:style-name="ce42">
            <text:p>7.827</text:p>
          </table:table-cell>
          <table:table-cell office:value-type="percentage" office:value="0.22141305736552958" table:style-name="ce43">
            <text:p>22,1%</text:p>
          </table:table-cell>
          <table:table-cell office:value-type="float" office:value="651" table:style-name="ce42">
            <text:p>651</text:p>
          </table:table-cell>
          <table:table-cell office:value-type="float" office:value="11299" table:style-name="ce42">
            <text:p>11.299</text:p>
          </table:table-cell>
          <table:table-cell office:value-type="percentage" office:value="5.76157182051509E-2" table:style-name="ce43">
            <text:p>5,8%</text:p>
          </table:table-cell>
          <table:table-cell office:value-type="float" office:value="976" table:style-name="ce42">
            <text:p>976</text:p>
          </table:table-cell>
          <table:table-cell office:value-type="float" office:value="30095" table:style-name="ce42">
            <text:p>30.095</text:p>
          </table:table-cell>
          <table:table-cell office:value-type="percentage" office:value="3.2430636318325302E-2" table:style-name="ce43">
            <text:p>3,2%</text:p>
          </table:table-cell>
          <table:table-cell office:value-type="float" office:value="88" table:style-name="ce42">
            <text:p>88</text:p>
          </table:table-cell>
          <table:table-cell office:value-type="float" office:value="8536" table:style-name="ce42">
            <text:p>8.536</text:p>
          </table:table-cell>
          <table:table-cell office:value-type="percentage" office:value="1.0309278350515464E-2" table:style-name="ce43">
            <text:p>1,0%</text:p>
          </table:table-cell>
          <table:table-cell office:value-type="float" office:value="6" table:style-name="ce42">
            <text:p>6</text:p>
          </table:table-cell>
          <table:table-cell office:value-type="float" office:value="2324" table:style-name="ce42">
            <text:p>2.324</text:p>
          </table:table-cell>
          <table:table-cell office:value-type="percentage" office:value="2.5817555938037868E-3" table:style-name="ce43">
            <text:p>0,3%</text:p>
          </table:table-cell>
          <table:table-cell office:value-type="float" office:value="8021" table:style-name="ce42">
            <text:p>8.021</text:p>
          </table:table-cell>
          <table:table-cell office:value-type="float" office:value="66178" table:style-name="ce42">
            <text:p>66.178</text:p>
          </table:table-cell>
          <table:table-cell office:value-type="percentage" office:value="0.12120342107649068" table:style-name="ce43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4">
            <text:p>Fuerzas Armadas</text:p>
          </table:table-cell>
          <table:table-cell office:value-type="float" office:value="3" table:style-name="ce45">
            <text:p>3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4" table:style-name="ce45">
            <text:p>4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626" table:style-name="ce45">
            <text:p>62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675" table:style-name="ce45">
            <text:p>1.675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7186" table:style-name="ce45">
            <text:p>7.186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570" table:style-name="ce45">
            <text:p>57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float" office:value="10064" table:style-name="ce45">
            <text:p>10.064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table:number-columns-repeated="16359" table:style-name="ce47"/>
        </table:table-row>
        <table:table-row table:style-name="ro9">
          <table:table-cell office:value-type="string" table:style-name="ce48">
            <text:p>Total España</text:p>
          </table:table-cell>
          <table:table-cell office:value-type="float" office:value="2822015" table:style-name="ce49">
            <text:p>2.822.015</text:p>
          </table:table-cell>
          <table:table-cell office:value-type="float" office:value="2834024" table:style-name="ce49">
            <text:p>2.834.024</text:p>
          </table:table-cell>
          <table:table-cell office:value-type="percentage" office:value="0.99576256234950722" table:style-name="ce50">
            <text:p>99,6%</text:p>
          </table:table-cell>
          <table:table-cell office:value-type="float" office:value="3231924" table:style-name="ce49">
            <text:p>3.231.924</text:p>
          </table:table-cell>
          <table:table-cell office:value-type="float" office:value="3960045" table:style-name="ce49">
            <text:p>3.960.045</text:p>
          </table:table-cell>
          <table:table-cell office:value-type="percentage" office:value="0.81613315000208331" table:style-name="ce50">
            <text:p>81,6%</text:p>
          </table:table-cell>
          <table:table-cell office:value-type="float" office:value="526131" table:style-name="ce49">
            <text:p>526.131</text:p>
          </table:table-cell>
          <table:table-cell office:value-type="float" office:value="5336986" table:style-name="ce49">
            <text:p>5.336.986</text:p>
          </table:table-cell>
          <table:table-cell office:value-type="percentage" office:value="9.8582046121162767E-2" table:style-name="ce50">
            <text:p>9,9%</text:p>
          </table:table-cell>
          <table:table-cell office:value-type="float" office:value="571941" table:style-name="ce49">
            <text:p>571.941</text:p>
          </table:table-cell>
          <table:table-cell office:value-type="float" office:value="7033306" table:style-name="ce49">
            <text:p>7.033.306</text:p>
          </table:table-cell>
          <table:table-cell office:value-type="percentage" office:value="8.1318941618635676E-2" table:style-name="ce50">
            <text:p>8,1%</text:p>
          </table:table-cell>
          <table:table-cell office:value-type="float" office:value="889396" table:style-name="ce49">
            <text:p>889.396</text:p>
          </table:table-cell>
          <table:table-cell office:value-type="float" office:value="16706113" table:style-name="ce49">
            <text:p>16.706.113</text:p>
          </table:table-cell>
          <table:table-cell office:value-type="percentage" office:value="5.323775793926451E-2" table:style-name="ce50">
            <text:p>5,3%</text:p>
          </table:table-cell>
          <table:table-cell office:value-type="float" office:value="87543" table:style-name="ce49">
            <text:p>87.543</text:p>
          </table:table-cell>
          <table:table-cell office:value-type="float" office:value="3310299" table:style-name="ce49">
            <text:p>3.310.299</text:p>
          </table:table-cell>
          <table:table-cell office:value-type="percentage" office:value="2.6445647356930599E-2" table:style-name="ce50">
            <text:p>2,6%</text:p>
          </table:table-cell>
          <table:table-cell office:value-type="float" office:value="1698" table:style-name="ce49">
            <text:p>1.698</text:p>
          </table:table-cell>
          <table:table-cell office:value-type="float" office:value="949049" table:style-name="ce49">
            <text:p>949.049</text:p>
          </table:table-cell>
          <table:table-cell office:value-type="percentage" office:value="1.7891594638422253E-3" table:style-name="ce50">
            <text:p>0,2%</text:p>
          </table:table-cell>
          <table:table-cell office:value-type="float" office:value="8130648" table:style-name="ce49">
            <text:p>8.130.648</text:p>
          </table:table-cell>
          <table:table-cell office:value-type="float" office:value="40129822" table:style-name="ce49">
            <text:p>40.129.822</text:p>
          </table:table-cell>
          <table:table-cell office:value-type="percentage" office:value="0.20260862358173432" table:style-name="ce50">
            <text:p>20,3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office:value-type="string" table:number-columns-spanned="10" table:number-rows-spanned="1" table:style-name="ce17">
            <text:p>*Datos de Comunidad Valenciana del 21/05</text:p>
          </table:table-cell>
          <table:covered-table-cell table:number-columns-repeated="9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style-name="ce47"/>
          <table:table-cell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2" table:style-name="ce21"/>
          <table:table-cell table:style-name="ce51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5-24T15:04:55Z</meta:creation-date>
    <dc:date>2021-05-24T15:05:34Z</dc:date>
  </office:meta>
</office:document-meta>
</file>